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4.44pt"/>
    </style:style>
    <style:style style:name="co2" style:family="table-column">
      <style:table-column-properties fo:break-before="auto" style:column-width="51.65pt"/>
    </style:style>
    <style:style style:name="co3" style:family="table-column">
      <style:table-column-properties fo:break-before="auto" style:column-width="76.25pt"/>
    </style:style>
    <style:style style:name="co4" style:family="table-column">
      <style:table-column-properties fo:break-before="auto" style:column-width="54.91pt"/>
    </style:style>
    <style:style style:name="co5" style:family="table-column">
      <style:table-column-properties fo:break-before="auto" style:column-width="56.81pt"/>
    </style:style>
    <style:style style:name="co6" style:family="table-column">
      <style:table-column-properties fo:break-before="auto" style:column-width="38.1pt"/>
    </style:style>
    <style:style style:name="co7" style:family="table-column">
      <style:table-column-properties fo:break-before="auto" style:column-width="34.84pt"/>
    </style:style>
    <style:style style:name="co8" style:family="table-column">
      <style:table-column-properties fo:break-before="auto" style:column-width="45.84pt"/>
    </style:style>
    <style:style style:name="co9" style:family="table-column">
      <style:table-column-properties fo:break-before="auto" style:column-width="42.6pt"/>
    </style:style>
    <style:style style:name="co10" style:family="table-column">
      <style:table-column-properties fo:break-before="auto" style:column-width="40.71pt"/>
    </style:style>
    <style:style style:name="co11" style:family="table-column">
      <style:table-column-properties fo:break-before="auto" style:column-width="40.05pt"/>
    </style:style>
    <style:style style:name="co12" style:family="table-column">
      <style:table-column-properties fo:break-before="auto" style:column-width="38.69pt"/>
    </style:style>
    <style:style style:name="co13" style:family="table-column">
      <style:table-column-properties fo:break-before="auto" style:column-width="30.64pt"/>
    </style:style>
    <style:style style:name="co14" style:family="table-column">
      <style:table-column-properties fo:break-before="auto" style:column-width="47.11pt"/>
    </style:style>
    <style:style style:name="co15" style:family="table-column">
      <style:table-column-properties fo:break-before="auto" style:column-width="27.75pt"/>
    </style:style>
    <style:style style:name="co16" style:family="table-column">
      <style:table-column-properties fo:break-before="auto" style:column-width="25.65pt"/>
    </style:style>
    <style:style style:name="co17" style:family="table-column">
      <style:table-column-properties fo:break-before="auto" style:column-width="198.71pt"/>
    </style:style>
    <style:style style:name="co18" style:family="table-column">
      <style:table-column-properties fo:break-before="auto" style:column-width="90.2pt"/>
    </style:style>
    <style:style style:name="co19" style:family="table-column">
      <style:table-column-properties fo:break-before="auto" style:column-width="49.49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7" style:family="table-cell" style:parent-style-name="Default" style:data-style-name="N100">
      <style:table-cell-properties style:rotation-align="none"/>
    </style:style>
    <style:style style:name="ce18" style:family="table-cell" style:parent-style-name="Default" style:data-style-name="N100">
      <style:table-cell-properties fo:background-color="#ffff00" style:rotation-align="none"/>
    </style:style>
    <style:style style:name="ce19" style:family="table-cell" style:parent-style-name="Default" style:data-style-name="N100">
      <style:table-cell-properties fo:background-color="transparent" style:rotation-align="none"/>
    </style:style>
    <style:style style:name="ce20" style:family="table-cell" style:parent-style-name="Default" style:data-style-name="N100">
      <style:table-cell-properties fo:background-color="#fff200" style:rotation-align="none"/>
    </style:style>
    <style:style style:name="ce21" style:family="table-cell" style:parent-style-name="Default">
      <style:table-cell-properties fo:background-color="#ffff00" style:rotation-align="none"/>
    </style:style>
    <style:style style:name="ce22" style:family="table-cell" style:parent-style-name="Default">
      <style:table-cell-properties fo:background-color="transparent" style:rotation-align="none"/>
    </style:style>
    <style:style style:name="ce23" style:family="table-cell" style:parent-style-name="Default" style:data-style-name="N11"/>
    <style:style style:name="ce24" style:family="table-cell" style:parent-style-name="Default">
      <style:table-cell-properties fo:background-color="#fff200"/>
    </style:style>
    <style:style style:name="ce9" style:family="table-cell" style:parent-style-name="Default" style:data-style-name="N100">
      <style:table-cell-properties style:rotation-align="none"/>
    </style:style>
    <style:style style:name="ce10" style:family="table-cell" style:parent-style-name="Default" style:data-style-name="N100">
      <style:table-cell-properties fo:background-color="#ffff00" style:rotation-align="none"/>
    </style:style>
    <style:style style:name="ce11" style:family="table-cell" style:parent-style-name="Default" style:data-style-name="N100">
      <style:table-cell-properties fo:background-color="transparent" style:rotation-align="none"/>
    </style:style>
    <style:style style:name="ce12" style:family="table-cell" style:parent-style-name="Default" style:data-style-name="N100">
      <style:table-cell-properties fo:background-color="#fff200" style:rotation-align="none"/>
    </style:style>
    <style:style style:name="ce13" style:family="table-cell" style:parent-style-name="Default">
      <style:table-cell-properties fo:background-color="#ffff00" style:rotation-align="none"/>
    </style:style>
    <style:style style:name="ce14" style:family="table-cell" style:parent-style-name="Default">
      <style:table-cell-properties fo:background-color="transparent" style:rotation-align="none"/>
    </style:style>
    <style:style style:name="ce15" style:family="table-cell" style:parent-style-name="Default" style:data-style-name="N11"/>
    <style:style style:name="ce16" style:family="table-cell" style:parent-style-name="Default">
      <style:table-cell-properties fo:background-color="#fff2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ycle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4" table:default-cell-style-name="ce9"/>
        <table:table-column table:style-name="co2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office:value-type="string" calcext:value-type="string">
            <text:p>Original Opcode</text:p>
          </table:table-cell>
          <table:table-cell office:value-type="string" calcext:value-type="string">
            <text:p>Opcode (HL swapped)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alu_src_a</text:p>
          </table:table-cell>
          <table:table-cell office:value-type="string" calcext:value-type="string">
            <text:p>alu_src_b</text:p>
          </table:table-cell>
          <table:table-cell office:value-type="string" calcext:value-type="string">
            <text:p>alu_op_pf</text:p>
          </table:table-cell>
          <table:table-cell office:value-type="string" calcext:value-type="string">
            <text:p>alu_op_src</text:p>
          </table:table-cell>
          <table:table-cell office:value-type="string" calcext:value-type="string">
            <text:p>alu_dst</text:p>
          </table:table-cell>
          <table:table-cell office:value-type="string" calcext:value-type="string">
            <text:p>pc_we</text:p>
          </table:table-cell>
          <table:table-cell office:value-type="string" calcext:value-type="string">
            <text:p>rf_wr_sel</text:p>
          </table:table-cell>
          <table:table-cell office:value-type="string" calcext:value-type="string">
            <text:p>rf_rd_sel</text:p>
          </table:table-cell>
          <table:table-cell office:value-type="string" calcext:value-type="string">
            <text:p>bus_op</text:p>
          </table:table-cell>
          <table:table-cell office:value-type="string" calcext:value-type="string">
            <text:p>db_src</text:p>
          </table:table-cell>
          <table:table-cell office:value-type="string" calcext:value-type="string">
            <text:p>ab_src</text:p>
          </table:table-cell>
          <table:table-cell office:value-type="string" calcext:value-type="string">
            <text:p>ct_op</text:p>
          </table:table-cell>
          <table:table-cell office:value-type="string" calcext:value-type="string">
            <text:p>flags_w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Implemented?</text:p>
          </table:table-cell>
          <table:table-cell table:style-name="ce9" office:value-type="string" calcext:value-type="string">
            <text:p>Note 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CONCAT([.D2:.Q2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STOP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COM.MICROSOFT.CONCAT([.D3:.Q3])" office:value-type="string" office:string-value="0001000100000000000100000100" calcext:value-type="string">
            <text:p>0001000100000000000100000100</text:p>
          </table:table-cell>
          <table:table-cell/>
          <table:table-cell table:style-name="ce13" table:number-columns-repeated="1004"/>
        </table:table-row>
        <table:table-row table:style-name="ro1">
          <table:table-cell table:style-name="ce11" office:value-type="string" calcext:value-type="string">
            <text:p>20</text:p>
          </table:table-cell>
          <table:table-cell table:style-name="ce11" office:value-type="string" calcext:value-type="string">
            <text:p>02</text:p>
          </table:table-cell>
          <table:table-cell table:style-name="ce11" office:value-type="string" calcext:value-type="string">
            <text:p>JR NZ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formula="of:=COM.MICROSOFT.CONCAT([.D4:.Q4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style-name="ce14" table:number-columns-repeated="1004"/>
        </table:table-row>
        <table:table-row table:style-name="ro1">
          <table:table-cell table:style-name="ce11" office:value-type="string" calcext:value-type="string">
            <text:p>30</text:p>
          </table:table-cell>
          <table:table-cell table:style-name="ce11" office:value-type="string" calcext:value-type="string">
            <text:p>03</text:p>
          </table:table-cell>
          <table:table-cell table:style-name="ce11" office:value-type="string" calcext:value-type="string">
            <text:p>JR NC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formula="of:=COM.MICROSOFT.CONCAT([.D5:.Q5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style-name="ce14" table:number-columns-repeated="1004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LD B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formula="of:=COM.MICROSOFT.CONCAT([.D6:.Q6])" office:value-type="string" office:string-value="1001000101000000000100000100" calcext:value-type="string">
            <text:p>1001000101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LD D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formula="of:=COM.MICROSOFT.CONCAT([.D7:.Q7])" office:value-type="string" office:string-value="1001000101000100000100000100" calcext:value-type="string">
            <text:p>10010001010001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LD H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formula="of:=COM.MICROSOFT.CONCAT([.D8:.Q8])" office:value-type="string" office:string-value="1001000101001000000100000100" calcext:value-type="string">
            <text:p>1001000101001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LD (HL)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formula="of:=COM.MICROSOFT.CONCAT([.D9:.Q9])" office:value-type="string" office:string-value="1001000101100000001010100001" calcext:value-type="string">
            <text:p>1001000101100000001010100001</text:p>
          </table:table-cell>
          <table:table-cell office:value-type="string" calcext:value-type="string">
            <text:p>Y</text:p>
          </table:table-cell>
          <table:table-cell table:style-name="ce9" office:value-type="string" calcext:value-type="string">
            <text:p>Nothing need to be done on second cycle ?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DD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table:formula="of:=COM.MICROSOFT.CONCAT([.D10:.Q10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UB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table:formula="of:=COM.MICROSOFT.CONCAT([.D11:.Q11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ND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formula="of:=COM.MICROSOFT.CONCAT([.D12:.Q12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OR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formula="of:=COM.MICROSOFT.CONCAT([.D13:.Q13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1" office:value-type="string" calcext:value-type="string">
            <text:p>C0</text:p>
          </table:table-cell>
          <table:table-cell table:style-name="ce11" office:value-type="string" calcext:value-type="string">
            <text:p>0C</text:p>
          </table:table-cell>
          <table:table-cell table:style-name="ce11" office:value-type="string" calcext:value-type="string">
            <text:p>RET N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table:formula="of:=COM.MICROSOFT.CONCAT([.D14:.Q14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style-name="ce14" table:number-columns-repeated="1004"/>
        </table:table-row>
        <table:table-row table:style-name="ro1">
          <table:table-cell table:style-name="ce11" office:value-type="string" calcext:value-type="string">
            <text:p>D0</text:p>
          </table:table-cell>
          <table:table-cell table:style-name="ce11" office:value-type="string" calcext:value-type="string">
            <text:p>0D</text:p>
          </table:table-cell>
          <table:table-cell table:style-name="ce11" office:value-type="string" calcext:value-type="string">
            <text:p>RET N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table:formula="of:=COM.MICROSOFT.CONCAT([.D15:.Q15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style-name="ce14" table:number-columns-repeated="1004"/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LDH (n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formula="of:=COM.MICROSOFT.CONCAT([.D16:.Q16])" office:value-type="string" office:string-value="0001000101100000001111000101" calcext:value-type="string">
            <text:p>00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LDH A, (n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formula="of:=COM.MICROSOFT.CONCAT([.D17:.Q17])" office:value-type="string" office:string-value="1101000100000000001111000101" calcext:value-type="string">
            <text:p>11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D BC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table:formula="of:=COM.MICROSOFT.CONCAT([.D18:.Q18])" office:value-type="string" office:string-value="1101000101000010001111000101" calcext:value-type="string">
            <text:p>1101000101000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LD DE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" calcext:value-type="float">
            <text:p>17</text:p>
          </table:table-cell>
          <table:table-cell table:formula="of:=COM.MICROSOFT.CONCAT([.D19:.Q19])" office:value-type="string" office:string-value="1101000101000110001111000101" calcext:value-type="string">
            <text:p>1101000101000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LD HL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formula="of:=COM.MICROSOFT.CONCAT([.D20:.Q20])" office:value-type="string" office:string-value="1101000101001010001111000101" calcext:value-type="string">
            <text:p>1101000101001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D SP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9" calcext:value-type="float">
            <text:p>19</text:p>
          </table:table-cell>
          <table:table-cell table:formula="of:=COM.MICROSOFT.CONCAT([.D21:.Q21])" office:value-type="string" office:string-value="1101000101001110001111000101" calcext:value-type="string">
            <text:p>1101000101001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LD B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table:formula="of:=COM.MICROSOFT.CONCAT([.D22:.Q22])" office:value-type="string" office:string-value="1001000101000000010100000100" calcext:value-type="string">
            <text:p>1001000101000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D D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table:formula="of:=COM.MICROSOFT.CONCAT([.D23:.Q23])" office:value-type="string" office:string-value="1001000101000100010100000100" calcext:value-type="string">
            <text:p>10010001010001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LD H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22" calcext:value-type="float">
            <text:p>22</text:p>
          </table:table-cell>
          <table:table-cell table:formula="of:=COM.MICROSOFT.CONCAT([.D24:.Q24])" office:value-type="string" office:string-value="1001000101001000010100000100" calcext:value-type="string">
            <text:p>1001000101001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LD (HL)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formula="of:=COM.MICROSOFT.CONCAT([.D25:.Q25])" office:value-type="string" office:string-value="1001000101100000011010100001" calcext:value-type="string">
            <text:p>10010001011000000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ADD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table:formula="of:=COM.MICROSOFT.CONCAT([.D26:.Q26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SUB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table:formula="of:=COM.MICROSOFT.CONCAT([.D27:.Q27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D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26" calcext:value-type="float">
            <text:p>26</text:p>
          </table:table-cell>
          <table:table-cell table:formula="of:=COM.MICROSOFT.CONCAT([.D28:.Q28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OR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27" calcext:value-type="float">
            <text:p>27</text:p>
          </table:table-cell>
          <table:table-cell table:formula="of:=COM.MICROSOFT.CONCAT([.D29:.Q29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POP B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table:formula="of:=COM.MICROSOFT.CONCAT([.D30:.Q30])" office:value-type="string" office:string-value="1101000101000010001111111101" calcext:value-type="string">
            <text:p>110100010100001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POP D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table:formula="of:=COM.MICROSOFT.CONCAT([.D31:.Q31])" office:value-type="string" office:string-value="1101000101000110001111111101" calcext:value-type="string">
            <text:p>110100010100011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POP HL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formula="of:=COM.MICROSOFT.CONCAT([.D32:.Q32])" office:value-type="string" office:string-value="1101000101001010001111111101" calcext:value-type="string">
            <text:p>110100010100101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POP A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formula="of:=COM.MICROSOFT.CONCAT([.D33:.Q33])" office:value-type="string" office:string-value="1101000100000000001111111101" calcext:value-type="string">
            <text:p>1101000100000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LD (BC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2" calcext:value-type="float">
            <text:p>32</text:p>
          </table:table-cell>
          <table:table-cell table:formula="of:=COM.MICROSOFT.CONCAT([.D34:.Q34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LD (DE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3" calcext:value-type="float">
            <text:p>33</text:p>
          </table:table-cell>
          <table:table-cell table:formula="of:=COM.MICROSOFT.CONCAT([.D35:.Q35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LD (HL+)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formula="of:=COM.MICROSOFT.CONCAT([.D36:.Q36])" office:value-type="string" office:string-value="1001100101001011011000100001" calcext:value-type="string">
            <text:p>1001100101001011011000100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nish HL+/- on second cycl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LD (HL-)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35" calcext:value-type="float">
            <text:p>35</text:p>
          </table:table-cell>
          <table:table-cell table:formula="of:=COM.MICROSOFT.CONCAT([.D37:.Q37])" office:value-type="string" office:string-value="1001100111001011011000100001" calcext:value-type="string">
            <text:p>100110011100101101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LD B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table:formula="of:=COM.MICROSOFT.CONCAT([.D38:.Q38])" office:value-type="string" office:string-value="1001000101000000100100000100" calcext:value-type="string">
            <text:p>1001000101000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LD D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7" calcext:value-type="float">
            <text:p>37</text:p>
          </table:table-cell>
          <table:table-cell table:formula="of:=COM.MICROSOFT.CONCAT([.D39:.Q39])" office:value-type="string" office:string-value="1001000101000100100100000100" calcext:value-type="string">
            <text:p>10010001010001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LD H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38" calcext:value-type="float">
            <text:p>38</text:p>
          </table:table-cell>
          <table:table-cell table:formula="of:=COM.MICROSOFT.CONCAT([.D40:.Q40])" office:value-type="string" office:string-value="1001000101001000100100000100" calcext:value-type="string">
            <text:p>1001000101001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LD (HL)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formula="of:=COM.MICROSOFT.CONCAT([.D41:.Q41])" office:value-type="string" office:string-value="1001000101100000101010100001" calcext:value-type="string">
            <text:p>100100010110000010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ADD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table:formula="of:=COM.MICROSOFT.CONCAT([.D42:.Q42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SUB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1" calcext:value-type="float">
            <text:p>41</text:p>
          </table:table-cell>
          <table:table-cell table:formula="of:=COM.MICROSOFT.CONCAT([.D43:.Q43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ND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42" calcext:value-type="float">
            <text:p>42</text:p>
          </table:table-cell>
          <table:table-cell table:formula="of:=COM.MICROSOFT.CONCAT([.D44:.Q44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OR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43" calcext:value-type="float">
            <text:p>43</text:p>
          </table:table-cell>
          <table:table-cell table:formula="of:=COM.MICROSOFT.CONCAT([.D45:.Q45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JP N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table:formula="of:=COM.MICROSOFT.CONCAT([.D46:.Q46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JP N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table:formula="of:=COM.MICROSOFT.CONCAT([.D47:.Q47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2" office:value-type="string" calcext:value-type="string">
            <text:p>E2</text:p>
          </table:table-cell>
          <table:table-cell table:style-name="ce12" office:value-type="string" calcext:value-type="string">
            <text:p>2E</text:p>
          </table:table-cell>
          <table:table-cell table:style-name="ce12" office:value-type="string" calcext:value-type="string">
            <text:p>LD (C), A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1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</text:p>
          </table:table-cell>
          <table:table-cell table:number-columns-repeated="2" table:style-name="ce12" office:value-type="string" calcext:value-type="string">
            <text:p>000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14" office:value-type="float" office:value="46" calcext:value-type="float">
            <text:p>46</text:p>
          </table:table-cell>
          <table:table-cell table:formula="of:=COM.MICROSOFT.CONCAT([.D48:.Q48])" office:value-type="string" office:string-value="0001000100000000001000100001" calcext:value-type="string">
            <text:p>0001000100000000001000100001</text:p>
          </table:table-cell>
          <table:table-cell office:value-type="string" calcext:value-type="string">
            <text:p>Y</text:p>
          </table:table-cell>
          <table:table-cell table:style-name="ce16" table:number-columns-repeated="1004"/>
        </table:table-row>
        <table:table-row table:style-name="ro1"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2F</text:p>
          </table:table-cell>
          <table:table-cell table:style-name="ce12" office:value-type="string" calcext:value-type="string">
            <text:p>LD A, (C)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01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</text:p>
          </table:table-cell>
          <table:table-cell table:number-columns-repeated="2" table:style-name="ce12" office:value-type="string" calcext:value-type="string">
            <text:p>000</text:p>
          </table:table-cell>
          <table:table-cell table:number-columns-repeated="2" table:style-name="ce12" office:value-type="string" calcext:value-type="string">
            <text:p>11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14" office:value-type="float" office:value="47" calcext:value-type="float">
            <text:p>47</text:p>
          </table:table-cell>
          <table:table-cell table:formula="of:=COM.MICROSOFT.CONCAT([.D49:.Q49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style-name="ce16" table:number-columns-repeated="1004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NC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table:formula="of:=COM.MICROSOFT.CONCAT([.D50:.Q50])" office:value-type="string" office:string-value="1001100101000010010011000001" calcext:value-type="string">
            <text:p>1001100101000010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NC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table:formula="of:=COM.MICROSOFT.CONCAT([.D51:.Q51])" office:value-type="string" office:string-value="1001100101000110110011000001" calcext:value-type="string">
            <text:p>1001100101000110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NC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formula="of:=COM.MICROSOFT.CONCAT([.D52:.Q52])" office:value-type="string" office:string-value="1001100101001011010011000001" calcext:value-type="string">
            <text:p>1001100101001011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33</text:p>
          </table:table-cell>
          <table:table-cell office:value-type="string" calcext:value-type="string">
            <text:p>INC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formula="of:=COM.MICROSOFT.CONCAT([.D53:.Q53])" office:value-type="string" office:string-value="1001100101001111110011000001" calcext:value-type="string">
            <text:p>1001100101001111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LD B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2" calcext:value-type="float">
            <text:p>52</text:p>
          </table:table-cell>
          <table:table-cell table:formula="of:=COM.MICROSOFT.CONCAT([.D54:.Q54])" office:value-type="string" office:string-value="1001000101000000110100000100" calcext:value-type="string">
            <text:p>1001000101000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LD D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table:formula="of:=COM.MICROSOFT.CONCAT([.D55:.Q55])" office:value-type="string" office:string-value="1001000101000100110100000100" calcext:value-type="string">
            <text:p>10010001010001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LD H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54" calcext:value-type="float">
            <text:p>54</text:p>
          </table:table-cell>
          <table:table-cell table:formula="of:=COM.MICROSOFT.CONCAT([.D56:.Q56])" office:value-type="string" office:string-value="1001000101001000110100000100" calcext:value-type="string">
            <text:p>1001000101001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LD (HL)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55" calcext:value-type="float">
            <text:p>55</text:p>
          </table:table-cell>
          <table:table-cell table:formula="of:=COM.MICROSOFT.CONCAT([.D57:.Q57])" office:value-type="string" office:string-value="1001000101100000111010100001" calcext:value-type="string">
            <text:p>10010001011000001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ADD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6" calcext:value-type="float">
            <text:p>56</text:p>
          </table:table-cell>
          <table:table-cell table:formula="of:=COM.MICROSOFT.CONCAT([.D58:.Q58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SUB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7" calcext:value-type="float">
            <text:p>57</text:p>
          </table:table-cell>
          <table:table-cell table:formula="of:=COM.MICROSOFT.CONCAT([.D59:.Q59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AND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58" calcext:value-type="float">
            <text:p>58</text:p>
          </table:table-cell>
          <table:table-cell table:formula="of:=COM.MICROSOFT.CONCAT([.D60:.Q60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OR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59" calcext:value-type="float">
            <text:p>59</text:p>
          </table:table-cell>
          <table:table-cell table:formula="of:=COM.MICROSOFT.CONCAT([.D61:.Q61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JP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0" calcext:value-type="float">
            <text:p>60</text:p>
          </table:table-cell>
          <table:table-cell table:formula="of:=COM.MICROSOFT.CONCAT([.D62:.Q62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0" office:value-type="string" calcext:value-type="string">
            <text:p>D3</text:p>
          </table:table-cell>
          <table:table-cell table:style-name="ce10" office:value-type="string" calcext:value-type="string">
            <text:p>3D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</text:p>
          </table:table-cell>
          <table:table-cell office:value-type="float" office:value="61" calcext:value-type="float">
            <text:p>61</text:p>
          </table:table-cell>
          <table:table-cell table:formula="of:=COM.MICROSOFT.CONCAT([.D63:.Q6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13" table:number-columns-repeated="1004"/>
        </table:table-row>
        <table:table-row table:style-name="ro1">
          <table:table-cell table:style-name="ce10" office:value-type="string" calcext:value-type="string">
            <text:p>E3</text:p>
          </table:table-cell>
          <table:table-cell table:style-name="ce10" office:value-type="string" calcext:value-type="string">
            <text:p>3E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4" office:value-type="float" office:value="62" calcext:value-type="float">
            <text:p>62</text:p>
          </table:table-cell>
          <table:table-cell table:formula="of:=COM.MICROSOFT.CONCAT([.D64:.Q64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13" table:number-columns-repeated="1004"/>
        </table:table-row>
        <table:table-row table:style-name="ro1">
          <table:table-cell table:style-name="ce10" office:value-type="string" calcext:value-type="string">
            <text:p>F3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DI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4" office:value-type="float" office:value="63" calcext:value-type="float">
            <text:p>63</text:p>
          </table:table-cell>
          <table:table-cell table:formula="of:=COM.MICROSOFT.CONCAT([.D65:.Q65])" office:value-type="string" office:string-value="0001000100000000000100000100" calcext:value-type="string">
            <text:p>0001000100000000000100000100</text:p>
          </table:table-cell>
          <table:table-cell/>
          <table:table-cell table:style-name="ce13" table:number-columns-repeated="1004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N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4" calcext:value-type="float">
            <text:p>64</text:p>
          </table:table-cell>
          <table:table-cell table:formula="of:=COM.MICROSOFT.CONCAT([.D66:.Q66])" office:value-type="string" office:string-value="1001100101000000000100000110" calcext:value-type="string">
            <text:p>1001100101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N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5" calcext:value-type="float">
            <text:p>65</text:p>
          </table:table-cell>
          <table:table-cell table:formula="of:=COM.MICROSOFT.CONCAT([.D67:.Q67])" office:value-type="string" office:string-value="1001100101000100100100000110" calcext:value-type="string">
            <text:p>10011001010001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N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66" calcext:value-type="float">
            <text:p>66</text:p>
          </table:table-cell>
          <table:table-cell table:formula="of:=COM.MICROSOFT.CONCAT([.D68:.Q68])" office:value-type="string" office:string-value="1001100101001001000100000110" calcext:value-type="string">
            <text:p>1001100101001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formula="of:=COM.MICROSOFT.CONCAT([.D69:.Q69])" office:value-type="string" office:string-value="1101100101100000001111100011" calcext:value-type="string">
            <text:p>11011001011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44</text:p>
          </table:table-cell>
          <table:table-cell office:value-type="string" calcext:value-type="string">
            <text:p>LD B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8" calcext:value-type="float">
            <text:p>68</text:p>
          </table:table-cell>
          <table:table-cell table:formula="of:=COM.MICROSOFT.CONCAT([.D70:.Q70])" office:value-type="string" office:string-value="1001000101000001000100000100" calcext:value-type="string">
            <text:p>1001000101000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LD D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9" calcext:value-type="float">
            <text:p>69</text:p>
          </table:table-cell>
          <table:table-cell table:formula="of:=COM.MICROSOFT.CONCAT([.D71:.Q71])" office:value-type="string" office:string-value="1001000101000101000100000100" calcext:value-type="string">
            <text:p>10010001010001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LD H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70" calcext:value-type="float">
            <text:p>70</text:p>
          </table:table-cell>
          <table:table-cell table:formula="of:=COM.MICROSOFT.CONCAT([.D72:.Q72])" office:value-type="string" office:string-value="1001000101001001000100000100" calcext:value-type="string">
            <text:p>1001000101001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LD (HL)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formula="of:=COM.MICROSOFT.CONCAT([.D73:.Q73])" office:value-type="string" office:string-value="1001000101100001001010100001" calcext:value-type="string">
            <text:p>100100010110000100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ADD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72" calcext:value-type="float">
            <text:p>72</text:p>
          </table:table-cell>
          <table:table-cell table:formula="of:=COM.MICROSOFT.CONCAT([.D74:.Q74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SUB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73" calcext:value-type="float">
            <text:p>73</text:p>
          </table:table-cell>
          <table:table-cell table:formula="of:=COM.MICROSOFT.CONCAT([.D75:.Q75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AND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74" calcext:value-type="float">
            <text:p>74</text:p>
          </table:table-cell>
          <table:table-cell table:formula="of:=COM.MICROSOFT.CONCAT([.D76:.Q76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OR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75" calcext:value-type="float">
            <text:p>75</text:p>
          </table:table-cell>
          <table:table-cell table:formula="of:=COM.MICROSOFT.CONCAT([.D77:.Q77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CALL NZ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76" calcext:value-type="float">
            <text:p>76</text:p>
          </table:table-cell>
          <table:table-cell table:formula="of:=COM.MICROSOFT.CONCAT([.D78:.Q78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CALL NC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77" calcext:value-type="float">
            <text:p>77</text:p>
          </table:table-cell>
          <table:table-cell table:formula="of:=COM.MICROSOFT.CONCAT([.D79:.Q79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4E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4" office:value-type="float" office:value="78" calcext:value-type="float">
            <text:p>78</text:p>
          </table:table-cell>
          <table:table-cell table:formula="of:=COM.MICROSOFT.CONCAT([.D80:.Q80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13" table:number-columns-repeated="1004"/>
        </table:table-row>
        <table:table-row table:style-name="ro1">
          <table:table-cell table:style-name="ce10" office:value-type="string" calcext:value-type="string">
            <text:p>F4</text:p>
          </table:table-cell>
          <table:table-cell table:style-name="ce10" office:value-type="string" calcext:value-type="string">
            <text:p>4F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4" office:value-type="float" office:value="79" calcext:value-type="float">
            <text:p>79</text:p>
          </table:table-cell>
          <table:table-cell table:formula="of:=COM.MICROSOFT.CONCAT([.D81:.Q81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13" table:number-columns-repeated="1004"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DE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0" calcext:value-type="float">
            <text:p>80</text:p>
          </table:table-cell>
          <table:table-cell table:formula="of:=COM.MICROSOFT.CONCAT([.D82:.Q82])" office:value-type="string" office:string-value="1001100111000000000100000110" calcext:value-type="string">
            <text:p>1001100111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DE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1" calcext:value-type="float">
            <text:p>81</text:p>
          </table:table-cell>
          <table:table-cell table:formula="of:=COM.MICROSOFT.CONCAT([.D83:.Q83])" office:value-type="string" office:string-value="1001100111000100100100000110" calcext:value-type="string">
            <text:p>10011001110001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DE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82" calcext:value-type="float">
            <text:p>82</text:p>
          </table:table-cell>
          <table:table-cell table:formula="of:=COM.MICROSOFT.CONCAT([.D84:.Q84])" office:value-type="string" office:string-value="1001100111001001000100000110" calcext:value-type="string">
            <text:p>1001100111001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formula="of:=COM.MICROSOFT.CONCAT([.D85:.Q85])" office:value-type="string" office:string-value="1101100111100000001101100011" calcext:value-type="string">
            <text:p>110110011110000000110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D B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table:formula="of:=COM.MICROSOFT.CONCAT([.D86:.Q86])" office:value-type="string" office:string-value="1001000101000001010100000100" calcext:value-type="string">
            <text:p>1001000101000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LD D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5" calcext:value-type="float">
            <text:p>85</text:p>
          </table:table-cell>
          <table:table-cell table:formula="of:=COM.MICROSOFT.CONCAT([.D87:.Q87])" office:value-type="string" office:string-value="1001000101000101010100000100" calcext:value-type="string">
            <text:p>10010001010001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LD H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86" calcext:value-type="float">
            <text:p>86</text:p>
          </table:table-cell>
          <table:table-cell table:formula="of:=COM.MICROSOFT.CONCAT([.D88:.Q88])" office:value-type="string" office:string-value="1001000101001001010100000100" calcext:value-type="string">
            <text:p>1001000101001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LD (HL)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formula="of:=COM.MICROSOFT.CONCAT([.D89:.Q89])" office:value-type="string" office:string-value="1001000101100001011010100001" calcext:value-type="string">
            <text:p>10010001011000010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DD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8" calcext:value-type="float">
            <text:p>88</text:p>
          </table:table-cell>
          <table:table-cell table:formula="of:=COM.MICROSOFT.CONCAT([.D90:.Q90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SUB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9" calcext:value-type="float">
            <text:p>89</text:p>
          </table:table-cell>
          <table:table-cell table:formula="of:=COM.MICROSOFT.CONCAT([.D91:.Q91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AND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90" calcext:value-type="float">
            <text:p>90</text:p>
          </table:table-cell>
          <table:table-cell table:formula="of:=COM.MICROSOFT.CONCAT([.D92:.Q92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OR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91" calcext:value-type="float">
            <text:p>91</text:p>
          </table:table-cell>
          <table:table-cell table:formula="of:=COM.MICROSOFT.CONCAT([.D93:.Q93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PUSH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2" calcext:value-type="float">
            <text:p>92</text:p>
          </table:table-cell>
          <table:table-cell table:formula="of:=COM.MICROSOFT.CONCAT([.D94:.Q94])" office:value-type="string" office:string-value="1001000101100000000011111001" calcext:value-type="string">
            <text:p>10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PUSH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3" calcext:value-type="float">
            <text:p>93</text:p>
          </table:table-cell>
          <table:table-cell table:formula="of:=COM.MICROSOFT.CONCAT([.D95:.Q95])" office:value-type="string" office:string-value="1001000101100000100011111001" calcext:value-type="string">
            <text:p>10010001011000001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PUSH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formula="of:=COM.MICROSOFT.CONCAT([.D96:.Q96])" office:value-type="string" office:string-value="1001000101100001000011111001" calcext:value-type="string">
            <text:p>1001000101100001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PUSH A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formula="of:=COM.MICROSOFT.CONCAT([.D97:.Q97])" office:value-type="string" office:string-value="1001010101100000000000111001" calcext:value-type="string">
            <text:p>1001010101100000000000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D B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6" calcext:value-type="float">
            <text:p>96</text:p>
          </table:table-cell>
          <table:table-cell table:formula="of:=COM.MICROSOFT.CONCAT([.D98:.Q98])" office:value-type="string" office:string-value="1101000101000000001111000101" calcext:value-type="string">
            <text:p>1101000101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LD D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7" calcext:value-type="float">
            <text:p>97</text:p>
          </table:table-cell>
          <table:table-cell table:formula="of:=COM.MICROSOFT.CONCAT([.D99:.Q99])" office:value-type="string" office:string-value="1101000101000100001111000101" calcext:value-type="string">
            <text:p>11010001010001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LD H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formula="of:=COM.MICROSOFT.CONCAT([.D100:.Q100])" office:value-type="string" office:string-value="1101000101001000001111000101" calcext:value-type="string">
            <text:p>1101000101001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LD (HL)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formula="of:=COM.MICROSOFT.CONCAT([.D101:.Q101])" office:value-type="string" office:string-value="1101000101100000001111000101" calcext:value-type="string">
            <text:p>1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LD B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00" calcext:value-type="float">
            <text:p>100</text:p>
          </table:table-cell>
          <table:table-cell table:formula="of:=COM.MICROSOFT.CONCAT([.D102:.Q102])" office:value-type="string" office:string-value="1101000101000000001111100001" calcext:value-type="string">
            <text:p>1101000101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LD D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01" calcext:value-type="float">
            <text:p>101</text:p>
          </table:table-cell>
          <table:table-cell table:formula="of:=COM.MICROSOFT.CONCAT([.D103:.Q103])" office:value-type="string" office:string-value="1101000101000100001111100001" calcext:value-type="string">
            <text:p>11010001010001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LD H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02" calcext:value-type="float">
            <text:p>102</text:p>
          </table:table-cell>
          <table:table-cell table:formula="of:=COM.MICROSOFT.CONCAT([.D104:.Q104])" office:value-type="string" office:string-value="1101000101001000001111100001" calcext:value-type="string">
            <text:p>1101000101001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0" office:value-type="string" calcext:value-type="string">
            <text:p>76</text:p>
          </table:table-cell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HALT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4" office:value-type="float" office:value="103" calcext:value-type="float">
            <text:p>103</text:p>
          </table:table-cell>
          <table:table-cell table:formula="of:=COM.MICROSOFT.CONCAT([.D105:.Q105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13" table:number-columns-repeated="1004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DD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4" calcext:value-type="float">
            <text:p>104</text:p>
          </table:table-cell>
          <table:table-cell table:formula="of:=COM.MICROSOFT.CONCAT([.D106:.Q106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5" calcext:value-type="float">
            <text:p>105</text:p>
          </table:table-cell>
          <table:table-cell table:formula="of:=COM.MICROSOFT.CONCAT([.D107:.Q107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14" office:value-type="float" office:value="106" calcext:value-type="float">
            <text:p>106</text:p>
          </table:table-cell>
          <table:table-cell table:formula="of:=COM.MICROSOFT.CONCAT([.D108:.Q108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14" office:value-type="float" office:value="107" calcext:value-type="float">
            <text:p>107</text:p>
          </table:table-cell>
          <table:table-cell table:formula="of:=COM.MICROSOFT.CONCAT([.D109:.Q109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ADD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8" calcext:value-type="float">
            <text:p>108</text:p>
          </table:table-cell>
          <table:table-cell table:formula="of:=COM.MICROSOFT.CONCAT([.D110:.Q110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SUB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9" calcext:value-type="float">
            <text:p>109</text:p>
          </table:table-cell>
          <table:table-cell table:formula="of:=COM.MICROSOFT.CONCAT([.D111:.Q111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AND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14" office:value-type="float" office:value="110" calcext:value-type="float">
            <text:p>110</text:p>
          </table:table-cell>
          <table:table-cell table:formula="of:=COM.MICROSOFT.CONCAT([.D112:.Q112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OR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14" office:value-type="float" office:value="111" calcext:value-type="float">
            <text:p>111</text:p>
          </table:table-cell>
          <table:table-cell table:formula="of:=COM.MICROSOFT.CONCAT([.D113:.Q113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L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12" calcext:value-type="float">
            <text:p>112</text:p>
          </table:table-cell>
          <table:table-cell table:formula="of:=COM.MICROSOFT.CONCAT([.D114:.Q114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13" calcext:value-type="float">
            <text:p>113</text:p>
          </table:table-cell>
          <table:table-cell table:formula="of:=COM.MICROSOFT.CONCAT([.D115:.Q115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DA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114" calcext:value-type="float">
            <text:p>114</text:p>
          </table:table-cell>
          <table:table-cell table:formula="of:=COM.MICROSOFT.CONCAT([.D116:.Q116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C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115" calcext:value-type="float">
            <text:p>115</text:p>
          </table:table-cell>
          <table:table-cell table:formula="of:=COM.MICROSOFT.CONCAT([.D117:.Q117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LD B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6" calcext:value-type="float">
            <text:p>116</text:p>
          </table:table-cell>
          <table:table-cell table:formula="of:=COM.MICROSOFT.CONCAT([.D118:.Q118])" office:value-type="string" office:string-value="0001000101000000000100000100" calcext:value-type="string">
            <text:p>0001000101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LD D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7" calcext:value-type="float">
            <text:p>117</text:p>
          </table:table-cell>
          <table:table-cell table:formula="of:=COM.MICROSOFT.CONCAT([.D119:.Q119])" office:value-type="string" office:string-value="0001000101000100000100000100" calcext:value-type="string">
            <text:p>00010001010001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LD H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118" calcext:value-type="float">
            <text:p>118</text:p>
          </table:table-cell>
          <table:table-cell table:formula="of:=COM.MICROSOFT.CONCAT([.D120:.Q120])" office:value-type="string" office:string-value="0001000101001000000100000100" calcext:value-type="string">
            <text:p>0001000101001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77</text:p>
          </table:table-cell>
          <table:table-cell office:value-type="string" calcext:value-type="string">
            <text:p>LD (HL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19" calcext:value-type="float">
            <text:p>119</text:p>
          </table:table-cell>
          <table:table-cell table:formula="of:=COM.MICROSOFT.CONCAT([.D121:.Q121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DD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20" calcext:value-type="float">
            <text:p>120</text:p>
          </table:table-cell>
          <table:table-cell table:formula="of:=COM.MICROSOFT.CONCAT([.D122:.Q122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SUB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21" calcext:value-type="float">
            <text:p>121</text:p>
          </table:table-cell>
          <table:table-cell table:formula="of:=COM.MICROSOFT.CONCAT([.D123:.Q123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AND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122" calcext:value-type="float">
            <text:p>122</text:p>
          </table:table-cell>
          <table:table-cell table:formula="of:=COM.MICROSOFT.CONCAT([.D124:.Q124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OR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123" calcext:value-type="float">
            <text:p>123</text:p>
          </table:table-cell>
          <table:table-cell table:formula="of:=COM.MICROSOFT.CONCAT([.D125:.Q125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RST 0x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4" calcext:value-type="float">
            <text:p>124</text:p>
          </table:table-cell>
          <table:table-cell table:formula="of:=COM.MICROSOFT.CONCAT([.D126:.Q126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RST 0x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5" calcext:value-type="float">
            <text:p>125</text:p>
          </table:table-cell>
          <table:table-cell table:formula="of:=COM.MICROSOFT.CONCAT([.D127:.Q127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RST 0x2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26" calcext:value-type="float">
            <text:p>126</text:p>
          </table:table-cell>
          <table:table-cell table:formula="of:=COM.MICROSOFT.CONCAT([.D128:.Q128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RST 0x3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27" calcext:value-type="float">
            <text:p>127</text:p>
          </table:table-cell>
          <table:table-cell table:formula="of:=COM.MICROSOFT.CONCAT([.D129:.Q129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LD (nn), SP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8" calcext:value-type="float">
            <text:p>128</text:p>
          </table:table-cell>
          <table:table-cell table:formula="of:=COM.MICROSOFT.CONCAT([.D130:.Q130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JR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9" calcext:value-type="float">
            <text:p>129</text:p>
          </table:table-cell>
          <table:table-cell table:formula="of:=COM.MICROSOFT.CONCAT([.D131:.Q131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JR Z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30" calcext:value-type="float">
            <text:p>130</text:p>
          </table:table-cell>
          <table:table-cell table:formula="of:=COM.MICROSOFT.CONCAT([.D132:.Q132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JR C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31" calcext:value-type="float">
            <text:p>131</text:p>
          </table:table-cell>
          <table:table-cell table:formula="of:=COM.MICROSOFT.CONCAT([.D133:.Q133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LD C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2" calcext:value-type="float">
            <text:p>132</text:p>
          </table:table-cell>
          <table:table-cell table:formula="of:=COM.MICROSOFT.CONCAT([.D134:.Q134])" office:value-type="string" office:string-value="1001000101000010000100000100" calcext:value-type="string">
            <text:p>1001000101000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LD E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3" calcext:value-type="float">
            <text:p>133</text:p>
          </table:table-cell>
          <table:table-cell table:formula="of:=COM.MICROSOFT.CONCAT([.D135:.Q135])" office:value-type="string" office:string-value="1001000101000110000100000100" calcext:value-type="string">
            <text:p>10010001010001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LD L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134" calcext:value-type="float">
            <text:p>134</text:p>
          </table:table-cell>
          <table:table-cell table:formula="of:=COM.MICROSOFT.CONCAT([.D136:.Q136])" office:value-type="string" office:string-value="1001000101001010000100000100" calcext:value-type="string">
            <text:p>1001000101001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LD A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135" calcext:value-type="float">
            <text:p>135</text:p>
          </table:table-cell>
          <table:table-cell table:formula="of:=COM.MICROSOFT.CONCAT([.D137:.Q137])" office:value-type="string" office:string-value="1001000100000000000100000100" calcext:value-type="string">
            <text:p>1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88</text:p>
          </table:table-cell>
          <table:table-cell office:value-type="string" calcext:value-type="string">
            <text:p>AD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36" calcext:value-type="float">
            <text:p>136</text:p>
          </table:table-cell>
          <table:table-cell table:formula="of:=COM.MICROSOFT.CONCAT([.D138:.Q138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SB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37" calcext:value-type="float">
            <text:p>137</text:p>
          </table:table-cell>
          <table:table-cell table:formula="of:=COM.MICROSOFT.CONCAT([.D139:.Q139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XOR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138" calcext:value-type="float">
            <text:p>138</text:p>
          </table:table-cell>
          <table:table-cell table:formula="of:=COM.MICROSOFT.CONCAT([.D140:.Q140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CP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139" calcext:value-type="float">
            <text:p>139</text:p>
          </table:table-cell>
          <table:table-cell table:formula="of:=COM.MICROSOFT.CONCAT([.D141:.Q141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RET 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40" calcext:value-type="float">
            <text:p>140</text:p>
          </table:table-cell>
          <table:table-cell table:formula="of:=COM.MICROSOFT.CONCAT([.D142:.Q142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RET 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41" calcext:value-type="float">
            <text:p>141</text:p>
          </table:table-cell>
          <table:table-cell table:formula="of:=COM.MICROSOFT.CONCAT([.D143:.Q143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DD SP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14" office:value-type="float" office:value="142" calcext:value-type="float">
            <text:p>142</text:p>
          </table:table-cell>
          <table:table-cell table:formula="of:=COM.MICROSOFT.CONCAT([.D144:.Q144])" office:value-type="string" office:string-value="1001000101001111111111000111" calcext:value-type="string">
            <text:p>100100010100111111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LD HL, SP+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14" office:value-type="float" office:value="143" calcext:value-type="float">
            <text:p>143</text:p>
          </table:table-cell>
          <table:table-cell table:formula="of:=COM.MICROSOFT.CONCAT([.D145:.Q145])" office:value-type="string" office:string-value="1001000101001111111111000111" calcext:value-type="string">
            <text:p>100100010100111111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ADD HL,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4" calcext:value-type="float">
            <text:p>144</text:p>
          </table:table-cell>
          <table:table-cell table:formula="of:=COM.MICROSOFT.CONCAT([.D146:.Q146])" office:value-type="string" office:string-value="1010100101001010010011000011" calcext:value-type="string">
            <text:p>10101001010010100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ADD HL,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5" calcext:value-type="float">
            <text:p>145</text:p>
          </table:table-cell>
          <table:table-cell table:formula="of:=COM.MICROSOFT.CONCAT([.D147:.Q147])" office:value-type="string" office:string-value="1010100101001010110011000011" calcext:value-type="string">
            <text:p>10101001010010101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ADD HL,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14" office:value-type="float" office:value="146" calcext:value-type="float">
            <text:p>146</text:p>
          </table:table-cell>
          <table:table-cell table:formula="of:=COM.MICROSOFT.CONCAT([.D148:.Q148])" office:value-type="string" office:string-value="1010100101001011010011000011" calcext:value-type="string">
            <text:p>10101001010010110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ADD HL,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14" office:value-type="float" office:value="147" calcext:value-type="float">
            <text:p>147</text:p>
          </table:table-cell>
          <table:table-cell table:formula="of:=COM.MICROSOFT.CONCAT([.D149:.Q149])" office:value-type="string" office:string-value="1010100101001011110011000011" calcext:value-type="string">
            <text:p>10101001010010111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LD C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8" calcext:value-type="float">
            <text:p>148</text:p>
          </table:table-cell>
          <table:table-cell table:formula="of:=COM.MICROSOFT.CONCAT([.D150:.Q150])" office:value-type="string" office:string-value="1001000101000010010100000100" calcext:value-type="string">
            <text:p>100100010100001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D E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9" calcext:value-type="float">
            <text:p>149</text:p>
          </table:table-cell>
          <table:table-cell table:formula="of:=COM.MICROSOFT.CONCAT([.D151:.Q151])" office:value-type="string" office:string-value="1001000101000110010100000100" calcext:value-type="string">
            <text:p>100100010100011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LD L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150" calcext:value-type="float">
            <text:p>150</text:p>
          </table:table-cell>
          <table:table-cell table:formula="of:=COM.MICROSOFT.CONCAT([.D152:.Q152])" office:value-type="string" office:string-value="1001000101001010010100000100" calcext:value-type="string">
            <text:p>100100010100101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LD A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151" calcext:value-type="float">
            <text:p>151</text:p>
          </table:table-cell>
          <table:table-cell table:formula="of:=COM.MICROSOFT.CONCAT([.D153:.Q153])" office:value-type="string" office:string-value="1001000100000000010100000100" calcext:value-type="string">
            <text:p>1001000100000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AD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52" calcext:value-type="float">
            <text:p>152</text:p>
          </table:table-cell>
          <table:table-cell table:formula="of:=COM.MICROSOFT.CONCAT([.D154:.Q154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99</text:p>
          </table:table-cell>
          <table:table-cell office:value-type="string" calcext:value-type="string">
            <text:p>SB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53" calcext:value-type="float">
            <text:p>153</text:p>
          </table:table-cell>
          <table:table-cell table:formula="of:=COM.MICROSOFT.CONCAT([.D155:.Q155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XOR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154" calcext:value-type="float">
            <text:p>154</text:p>
          </table:table-cell>
          <table:table-cell table:formula="of:=COM.MICROSOFT.CONCAT([.D156:.Q156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CP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155" calcext:value-type="float">
            <text:p>155</text:p>
          </table:table-cell>
          <table:table-cell table:formula="of:=COM.MICROSOFT.CONCAT([.D157:.Q157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56" calcext:value-type="float">
            <text:p>156</text:p>
          </table:table-cell>
          <table:table-cell table:formula="of:=COM.MICROSOFT.CONCAT([.D158:.Q158])" office:value-type="string" office:string-value="0001000100000000001111111101" calcext:value-type="string">
            <text:p>0001000100000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RET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57" calcext:value-type="float">
            <text:p>157</text:p>
          </table:table-cell>
          <table:table-cell table:formula="of:=COM.MICROSOFT.CONCAT([.D159:.Q159])" office:value-type="string" office:string-value="0001000100000000001111111101" calcext:value-type="string">
            <text:p>0001000100000000001111111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JP H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158" calcext:value-type="float">
            <text:p>158</text:p>
          </table:table-cell>
          <table:table-cell table:formula="of:=COM.MICROSOFT.CONCAT([.D160:.Q160])" office:value-type="string" office:string-value="0001000100010001000100100100" calcext:value-type="string">
            <text:p>00010001000100010001001001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ctually fetch instruction from HL at this cycle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LD SP,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59" calcext:value-type="float">
            <text:p>159</text:p>
          </table:table-cell>
          <table:table-cell table:formula="of:=COM.MICROSOFT.CONCAT([.D161:.Q161])" office:value-type="string" office:string-value="1001000101001101000011000001" calcext:value-type="string">
            <text:p>100100010100110100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LD A, (BC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0" calcext:value-type="float">
            <text:p>160</text:p>
          </table:table-cell>
          <table:table-cell table:formula="of:=COM.MICROSOFT.CONCAT([.D162:.Q162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LD A, (DE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1" calcext:value-type="float">
            <text:p>161</text:p>
          </table:table-cell>
          <table:table-cell table:formula="of:=COM.MICROSOFT.CONCAT([.D163:.Q163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LD A, (HL+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62" calcext:value-type="float">
            <text:p>162</text:p>
          </table:table-cell>
          <table:table-cell table:formula="of:=COM.MICROSOFT.CONCAT([.D164:.Q164])" office:value-type="string" office:string-value="1001100101001011011100100001" calcext:value-type="string">
            <text:p>10011001010010110111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LD A, (HL-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63" calcext:value-type="float">
            <text:p>163</text:p>
          </table:table-cell>
          <table:table-cell table:formula="of:=COM.MICROSOFT.CONCAT([.D165:.Q165])" office:value-type="string" office:string-value="1001100111001011011100100001" calcext:value-type="string">
            <text:p>10011001110010110111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LD C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4" calcext:value-type="float">
            <text:p>164</text:p>
          </table:table-cell>
          <table:table-cell table:formula="of:=COM.MICROSOFT.CONCAT([.D166:.Q166])" office:value-type="string" office:string-value="1001000101000010100100000100" calcext:value-type="string">
            <text:p>100100010100001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LD E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5" calcext:value-type="float">
            <text:p>165</text:p>
          </table:table-cell>
          <table:table-cell table:formula="of:=COM.MICROSOFT.CONCAT([.D167:.Q167])" office:value-type="string" office:string-value="1001000101000110100100000100" calcext:value-type="string">
            <text:p>100100010100011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LD L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166" calcext:value-type="float">
            <text:p>166</text:p>
          </table:table-cell>
          <table:table-cell table:formula="of:=COM.MICROSOFT.CONCAT([.D168:.Q168])" office:value-type="string" office:string-value="1001000101001010100100000100" calcext:value-type="string">
            <text:p>100100010100101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A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LD A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167" calcext:value-type="float">
            <text:p>167</text:p>
          </table:table-cell>
          <table:table-cell table:formula="of:=COM.MICROSOFT.CONCAT([.D169:.Q169])" office:value-type="string" office:string-value="1001000100000000100100000100" calcext:value-type="string">
            <text:p>1001000100000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D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68" calcext:value-type="float">
            <text:p>168</text:p>
          </table:table-cell>
          <table:table-cell table:formula="of:=COM.MICROSOFT.CONCAT([.D170:.Q170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SB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69" calcext:value-type="float">
            <text:p>169</text:p>
          </table:table-cell>
          <table:table-cell table:formula="of:=COM.MICROSOFT.CONCAT([.D171:.Q171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AA</text:p>
          </table:table-cell>
          <table:table-cell office:value-type="string" calcext:value-type="string">
            <text:p>XOR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170" calcext:value-type="float">
            <text:p>170</text:p>
          </table:table-cell>
          <table:table-cell table:formula="of:=COM.MICROSOFT.CONCAT([.D172:.Q172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P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171" calcext:value-type="float">
            <text:p>171</text:p>
          </table:table-cell>
          <table:table-cell table:formula="of:=COM.MICROSOFT.CONCAT([.D173:.Q173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P 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2" calcext:value-type="float">
            <text:p>172</text:p>
          </table:table-cell>
          <table:table-cell table:formula="of:=COM.MICROSOFT.CONCAT([.D174:.Q174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JP 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3" calcext:value-type="float">
            <text:p>173</text:p>
          </table:table-cell>
          <table:table-cell table:formula="of:=COM.MICROSOFT.CONCAT([.D175:.Q175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LD (nn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74" calcext:value-type="float">
            <text:p>174</text:p>
          </table:table-cell>
          <table:table-cell table:formula="of:=COM.MICROSOFT.CONCAT([.D176:.Q176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 A, (nn)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75" calcext:value-type="float">
            <text:p>175</text:p>
          </table:table-cell>
          <table:table-cell table:formula="of:=COM.MICROSOFT.CONCAT([.D177:.Q177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DEC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6" calcext:value-type="float">
            <text:p>176</text:p>
          </table:table-cell>
          <table:table-cell table:formula="of:=COM.MICROSOFT.CONCAT([.D178:.Q178])" office:value-type="string" office:string-value="1001100111000010010011000001" calcext:value-type="string">
            <text:p>1001100111000010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EC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7" calcext:value-type="float">
            <text:p>177</text:p>
          </table:table-cell>
          <table:table-cell table:formula="of:=COM.MICROSOFT.CONCAT([.D179:.Q179])" office:value-type="string" office:string-value="1001100111000110110011000001" calcext:value-type="string">
            <text:p>1001100111000110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EC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78" calcext:value-type="float">
            <text:p>178</text:p>
          </table:table-cell>
          <table:table-cell table:formula="of:=COM.MICROSOFT.CONCAT([.D180:.Q180])" office:value-type="string" office:string-value="1001100111001011010011000001" calcext:value-type="string">
            <text:p>1001100111001011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EC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79" calcext:value-type="float">
            <text:p>179</text:p>
          </table:table-cell>
          <table:table-cell table:formula="of:=COM.MICROSOFT.CONCAT([.D181:.Q181])" office:value-type="string" office:string-value="1001100111001111110011000001" calcext:value-type="string">
            <text:p>1001100111001111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D C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0" calcext:value-type="float">
            <text:p>180</text:p>
          </table:table-cell>
          <table:table-cell table:formula="of:=COM.MICROSOFT.CONCAT([.D182:.Q182])" office:value-type="string" office:string-value="1001000101000010110100000100" calcext:value-type="string">
            <text:p>100100010100001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D E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1" calcext:value-type="float">
            <text:p>181</text:p>
          </table:table-cell>
          <table:table-cell table:formula="of:=COM.MICROSOFT.CONCAT([.D183:.Q183])" office:value-type="string" office:string-value="1001000101000110110100000100" calcext:value-type="string">
            <text:p>100100010100011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D L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182" calcext:value-type="float">
            <text:p>182</text:p>
          </table:table-cell>
          <table:table-cell table:formula="of:=COM.MICROSOFT.CONCAT([.D184:.Q184])" office:value-type="string" office:string-value="1001000101001010110100000100" calcext:value-type="string">
            <text:p>100100010100101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B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LD A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183" calcext:value-type="float">
            <text:p>183</text:p>
          </table:table-cell>
          <table:table-cell table:formula="of:=COM.MICROSOFT.CONCAT([.D185:.Q185])" office:value-type="string" office:string-value="1001000100000000110100000100" calcext:value-type="string">
            <text:p>1001000100000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D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84" calcext:value-type="float">
            <text:p>184</text:p>
          </table:table-cell>
          <table:table-cell table:formula="of:=COM.MICROSOFT.CONCAT([.D186:.Q186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B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SB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85" calcext:value-type="float">
            <text:p>185</text:p>
          </table:table-cell>
          <table:table-cell table:formula="of:=COM.MICROSOFT.CONCAT([.D187:.Q187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XOR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186" calcext:value-type="float">
            <text:p>186</text:p>
          </table:table-cell>
          <table:table-cell table:formula="of:=COM.MICROSOFT.CONCAT([.D188:.Q188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BB</text:p>
          </table:table-cell>
          <table:table-cell office:value-type="string" calcext:value-type="string">
            <text:p>CP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187" calcext:value-type="float">
            <text:p>187</text:p>
          </table:table-cell>
          <table:table-cell table:formula="of:=COM.MICROSOFT.CONCAT([.D189:.Q189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88" calcext:value-type="float">
            <text:p>188</text:p>
          </table:table-cell>
          <table:table-cell table:formula="of:=COM.MICROSOFT.CONCAT([.D190:.Q190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DB</text:p>
          </table:table-cell>
          <table:table-cell table:style-name="ce10" office:value-type="string" calcext:value-type="string">
            <text:p>BD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</text:p>
          </table:table-cell>
          <table:table-cell office:value-type="float" office:value="189" calcext:value-type="float">
            <text:p>189</text:p>
          </table:table-cell>
          <table:table-cell table:formula="of:=COM.MICROSOFT.CONCAT([.D191:.Q191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13" table:number-columns-repeated="1004"/>
        </table:table-row>
        <table:table-row table:style-name="ro1">
          <table:table-cell table:style-name="ce10" office:value-type="string" calcext:value-type="string">
            <text:p>EB</text:p>
          </table:table-cell>
          <table:table-cell table:style-name="ce10" office:value-type="string" calcext:value-type="string">
            <text:p>BE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4" office:value-type="float" office:value="190" calcext:value-type="float">
            <text:p>190</text:p>
          </table:table-cell>
          <table:table-cell table:formula="of:=COM.MICROSOFT.CONCAT([.D192:.Q192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13" table:number-columns-repeated="1004"/>
        </table:table-row>
        <table:table-row table:style-name="ro1">
          <table:table-cell table:style-name="ce10" office:value-type="string" calcext:value-type="string">
            <text:p>FB</text:p>
          </table:table-cell>
          <table:table-cell table:style-name="ce10" office:value-type="string" calcext:value-type="string">
            <text:p>BF</text:p>
          </table:table-cell>
          <table:table-cell table:style-name="ce10" office:value-type="string" calcext:value-type="string">
            <text:p>EI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4" office:value-type="float" office:value="191" calcext:value-type="float">
            <text:p>191</text:p>
          </table:table-cell>
          <table:table-cell table:formula="of:=COM.MICROSOFT.CONCAT([.D193:.Q193])" office:value-type="string" office:string-value="0001000100000000000100000100" calcext:value-type="string">
            <text:p>0001000100000000000100000100</text:p>
          </table:table-cell>
          <table:table-cell/>
          <table:table-cell table:style-name="ce13" table:number-columns-repeated="1004"/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IN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92" calcext:value-type="float">
            <text:p>192</text:p>
          </table:table-cell>
          <table:table-cell table:formula="of:=COM.MICROSOFT.CONCAT([.D194:.Q194])" office:value-type="string" office:string-value="1001100101000010010100000110" calcext:value-type="string">
            <text:p>100110010100001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IN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93" calcext:value-type="float">
            <text:p>193</text:p>
          </table:table-cell>
          <table:table-cell table:formula="of:=COM.MICROSOFT.CONCAT([.D195:.Q195])" office:value-type="string" office:string-value="1001100101000110110100000110" calcext:value-type="string">
            <text:p>100110010100011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IN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194" calcext:value-type="float">
            <text:p>194</text:p>
          </table:table-cell>
          <table:table-cell table:formula="of:=COM.MICROSOFT.CONCAT([.D196:.Q196])" office:value-type="string" office:string-value="1001100101001011010100000110" calcext:value-type="string">
            <text:p>100110010100101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195" calcext:value-type="float">
            <text:p>195</text:p>
          </table:table-cell>
          <table:table-cell table:formula="of:=COM.MICROSOFT.CONCAT([.D197:.Q197])" office:value-type="string" office:string-value="0001100100000000000100000110" calcext:value-type="string">
            <text:p>00011001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LD C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6" calcext:value-type="float">
            <text:p>196</text:p>
          </table:table-cell>
          <table:table-cell table:formula="of:=COM.MICROSOFT.CONCAT([.D198:.Q198])" office:value-type="string" office:string-value="1001000101000011000100000100" calcext:value-type="string">
            <text:p>100100010100001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LD E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7" calcext:value-type="float">
            <text:p>197</text:p>
          </table:table-cell>
          <table:table-cell table:formula="of:=COM.MICROSOFT.CONCAT([.D199:.Q199])" office:value-type="string" office:string-value="1001000101000111000100000100" calcext:value-type="string">
            <text:p>100100010100011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LD L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198" calcext:value-type="float">
            <text:p>198</text:p>
          </table:table-cell>
          <table:table-cell table:formula="of:=COM.MICROSOFT.CONCAT([.D200:.Q200])" office:value-type="string" office:string-value="1001000101001011000100000100" calcext:value-type="string">
            <text:p>100100010100101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C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LD A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199" calcext:value-type="float">
            <text:p>199</text:p>
          </table:table-cell>
          <table:table-cell table:formula="of:=COM.MICROSOFT.CONCAT([.D201:.Q201])" office:value-type="string" office:string-value="1001000100000001000100000100" calcext:value-type="string">
            <text:p>1001000100000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C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AD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0" calcext:value-type="float">
            <text:p>200</text:p>
          </table:table-cell>
          <table:table-cell table:formula="of:=COM.MICROSOFT.CONCAT([.D202:.Q202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C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SB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1" calcext:value-type="float">
            <text:p>201</text:p>
          </table:table-cell>
          <table:table-cell table:formula="of:=COM.MICROSOFT.CONCAT([.D203:.Q203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XOR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202" calcext:value-type="float">
            <text:p>202</text:p>
          </table:table-cell>
          <table:table-cell table:formula="of:=COM.MICROSOFT.CONCAT([.D204:.Q204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P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203" calcext:value-type="float">
            <text:p>203</text:p>
          </table:table-cell>
          <table:table-cell table:formula="of:=COM.MICROSOFT.CONCAT([.D205:.Q205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CALL Z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04" calcext:value-type="float">
            <text:p>204</text:p>
          </table:table-cell>
          <table:table-cell table:formula="of:=COM.MICROSOFT.CONCAT([.D206:.Q206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ALL C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05" calcext:value-type="float">
            <text:p>205</text:p>
          </table:table-cell>
          <table:table-cell table:formula="of:=COM.MICROSOFT.CONCAT([.D207:.Q207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0" office:value-type="string" calcext:value-type="string">
            <text:p>EC</text:p>
          </table:table-cell>
          <table:table-cell table:style-name="ce10" office:value-type="string" calcext:value-type="string">
            <text:p>CE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4" office:value-type="float" office:value="206" calcext:value-type="float">
            <text:p>206</text:p>
          </table:table-cell>
          <table:table-cell table:formula="of:=COM.MICROSOFT.CONCAT([.D208:.Q208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13" table:number-columns-repeated="1004"/>
        </table:table-row>
        <table:table-row table:style-name="ro1">
          <table:table-cell table:style-name="ce10" office:value-type="string" calcext:value-type="string">
            <text:p>FC</text:p>
          </table:table-cell>
          <table:table-cell table:style-name="ce10" office:value-type="string" calcext:value-type="string">
            <text:p>CF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4" office:value-type="float" office:value="207" calcext:value-type="float">
            <text:p>207</text:p>
          </table:table-cell>
          <table:table-cell table:formula="of:=COM.MICROSOFT.CONCAT([.D209:.Q209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13" table:number-columns-repeated="1004"/>
        </table:table-row>
        <table:table-row table:style-name="ro1">
          <table:table-cell office:value-type="string" calcext:value-type="string">
            <text:p>0D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E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8" calcext:value-type="float">
            <text:p>208</text:p>
          </table:table-cell>
          <table:table-cell table:formula="of:=COM.MICROSOFT.CONCAT([.D210:.Q210])" office:value-type="string" office:string-value="1001100111000010010100000110" calcext:value-type="string">
            <text:p>100110011100001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9" calcext:value-type="float">
            <text:p>209</text:p>
          </table:table-cell>
          <table:table-cell table:formula="of:=COM.MICROSOFT.CONCAT([.D211:.Q211])" office:value-type="string" office:string-value="1001100111000110110100000110" calcext:value-type="string">
            <text:p>100110011100011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210" calcext:value-type="float">
            <text:p>210</text:p>
          </table:table-cell>
          <table:table-cell table:formula="of:=COM.MICROSOFT.CONCAT([.D212:.Q212])" office:value-type="string" office:string-value="1001100111001011010100000110" calcext:value-type="string">
            <text:p>100110011100101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211" calcext:value-type="float">
            <text:p>211</text:p>
          </table:table-cell>
          <table:table-cell table:formula="of:=COM.MICROSOFT.CONCAT([.D213:.Q213])" office:value-type="string" office:string-value="0001100110000000000100000110" calcext:value-type="string">
            <text:p>000110011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D C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2" calcext:value-type="float">
            <text:p>212</text:p>
          </table:table-cell>
          <table:table-cell table:formula="of:=COM.MICROSOFT.CONCAT([.D214:.Q214])" office:value-type="string" office:string-value="1001000101000011010100000100" calcext:value-type="string">
            <text:p>100100010100001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D E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3" calcext:value-type="float">
            <text:p>213</text:p>
          </table:table-cell>
          <table:table-cell table:formula="of:=COM.MICROSOFT.CONCAT([.D215:.Q215])" office:value-type="string" office:string-value="1001000101000111010100000100" calcext:value-type="string">
            <text:p>100100010100011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D L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214" calcext:value-type="float">
            <text:p>214</text:p>
          </table:table-cell>
          <table:table-cell table:formula="of:=COM.MICROSOFT.CONCAT([.D216:.Q216])" office:value-type="string" office:string-value="1001000101001011010100000100" calcext:value-type="string">
            <text:p>100100010100101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D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D A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215" calcext:value-type="float">
            <text:p>215</text:p>
          </table:table-cell>
          <table:table-cell table:formula="of:=COM.MICROSOFT.CONCAT([.D217:.Q217])" office:value-type="string" office:string-value="1001000100000001010100000100" calcext:value-type="string">
            <text:p>1001000100000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D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16" calcext:value-type="float">
            <text:p>216</text:p>
          </table:table-cell>
          <table:table-cell table:formula="of:=COM.MICROSOFT.CONCAT([.D218:.Q218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D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B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17" calcext:value-type="float">
            <text:p>217</text:p>
          </table:table-cell>
          <table:table-cell table:formula="of:=COM.MICROSOFT.CONCAT([.D219:.Q219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XOR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218" calcext:value-type="float">
            <text:p>218</text:p>
          </table:table-cell>
          <table:table-cell table:formula="of:=COM.MICROSOFT.CONCAT([.D220:.Q220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CP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219" calcext:value-type="float">
            <text:p>219</text:p>
          </table:table-cell>
          <table:table-cell table:formula="of:=COM.MICROSOFT.CONCAT([.D221:.Q221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ALL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0" calcext:value-type="float">
            <text:p>220</text:p>
          </table:table-cell>
          <table:table-cell table:formula="of:=COM.MICROSOFT.CONCAT([.D222:.Q222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table:style-name="ce10" office:value-type="string" calcext:value-type="string">
            <text:p>DD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</text:p>
          </table:table-cell>
          <table:table-cell office:value-type="float" office:value="221" calcext:value-type="float">
            <text:p>221</text:p>
          </table:table-cell>
          <table:table-cell table:formula="of:=COM.MICROSOFT.CONCAT([.D223:.Q22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13" table:number-columns-repeated="1004"/>
        </table:table-row>
        <table:table-row table:style-name="ro1">
          <table:table-cell table:style-name="ce10" office:value-type="string" calcext:value-type="string">
            <text:p>ED</text:p>
          </table:table-cell>
          <table:table-cell table:style-name="ce10" office:value-type="string" calcext:value-type="string">
            <text:p>DE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4" office:value-type="float" office:value="222" calcext:value-type="float">
            <text:p>222</text:p>
          </table:table-cell>
          <table:table-cell table:formula="of:=COM.MICROSOFT.CONCAT([.D224:.Q224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13" table:number-columns-repeated="1004"/>
        </table:table-row>
        <table:table-row table:style-name="ro1">
          <table:table-cell table:style-name="ce10" office:value-type="string" calcext:value-type="string">
            <text:p>FD</text:p>
          </table:table-cell>
          <table:table-cell table:style-name="ce10" office:value-type="string" calcext:value-type="string">
            <text:p>DF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4" office:value-type="float" office:value="223" calcext:value-type="float">
            <text:p>223</text:p>
          </table:table-cell>
          <table:table-cell table:formula="of:=COM.MICROSOFT.CONCAT([.D225:.Q225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13" table:number-columns-repeated="1004"/>
        </table:table-row>
        <table:table-row table:style-name="ro1">
          <table:table-cell office:value-type="string" calcext:value-type="string">
            <text:p>0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LD C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4" calcext:value-type="float">
            <text:p>224</text:p>
          </table:table-cell>
          <table:table-cell table:formula="of:=COM.MICROSOFT.CONCAT([.D226:.Q226])" office:value-type="string" office:string-value="1101000101000010001111000101" calcext:value-type="string">
            <text:p>1101000101000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D E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5" calcext:value-type="float">
            <text:p>225</text:p>
          </table:table-cell>
          <table:table-cell table:formula="of:=COM.MICROSOFT.CONCAT([.D227:.Q227])" office:value-type="string" office:string-value="1101000101000110001111000101" calcext:value-type="string">
            <text:p>1101000101000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E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LD L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226" calcext:value-type="float">
            <text:p>226</text:p>
          </table:table-cell>
          <table:table-cell table:formula="of:=COM.MICROSOFT.CONCAT([.D228:.Q228])" office:value-type="string" office:string-value="1101000101001010001111000101" calcext:value-type="string">
            <text:p>1101000101001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LD A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227" calcext:value-type="float">
            <text:p>227</text:p>
          </table:table-cell>
          <table:table-cell table:formula="of:=COM.MICROSOFT.CONCAT([.D229:.Q229])" office:value-type="string" office:string-value="1101000100000000001111000101" calcext:value-type="string">
            <text:p>11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LD C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8" calcext:value-type="float">
            <text:p>228</text:p>
          </table:table-cell>
          <table:table-cell table:formula="of:=COM.MICROSOFT.CONCAT([.D230:.Q230])" office:value-type="string" office:string-value="1101000101000010001111100001" calcext:value-type="string">
            <text:p>110100010100001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LD E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9" calcext:value-type="float">
            <text:p>229</text:p>
          </table:table-cell>
          <table:table-cell table:formula="of:=COM.MICROSOFT.CONCAT([.D231:.Q231])" office:value-type="string" office:string-value="1101000101000110001111100001" calcext:value-type="string">
            <text:p>110100010100011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LD L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230" calcext:value-type="float">
            <text:p>230</text:p>
          </table:table-cell>
          <table:table-cell table:formula="of:=COM.MICROSOFT.CONCAT([.D232:.Q232])" office:value-type="string" office:string-value="1101000101001010001111100001" calcext:value-type="string">
            <text:p>110100010100101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LD A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231" calcext:value-type="float">
            <text:p>231</text:p>
          </table:table-cell>
          <table:table-cell table:formula="of:=COM.MICROSOFT.CONCAT([.D233:.Q233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E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AD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2" calcext:value-type="float">
            <text:p>232</text:p>
          </table:table-cell>
          <table:table-cell table:formula="of:=COM.MICROSOFT.CONCAT([.D234:.Q234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E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B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3" calcext:value-type="float">
            <text:p>233</text:p>
          </table:table-cell>
          <table:table-cell table:formula="of:=COM.MICROSOFT.CONCAT([.D235:.Q235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14" office:value-type="float" office:value="234" calcext:value-type="float">
            <text:p>234</text:p>
          </table:table-cell>
          <table:table-cell table:formula="of:=COM.MICROSOFT.CONCAT([.D236:.Q236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14" office:value-type="float" office:value="235" calcext:value-type="float">
            <text:p>235</text:p>
          </table:table-cell>
          <table:table-cell table:formula="of:=COM.MICROSOFT.CONCAT([.D237:.Q237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DC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6" calcext:value-type="float">
            <text:p>236</text:p>
          </table:table-cell>
          <table:table-cell table:formula="of:=COM.MICROSOFT.CONCAT([.D238:.Q238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SBC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7" calcext:value-type="float">
            <text:p>237</text:p>
          </table:table-cell>
          <table:table-cell table:formula="of:=COM.MICROSOFT.CONCAT([.D239:.Q239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EE</text:p>
          </table:table-cell>
          <table:table-cell office:value-type="string" calcext:value-type="string">
            <text:p>XOR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14" office:value-type="float" office:value="238" calcext:value-type="float">
            <text:p>238</text:p>
          </table:table-cell>
          <table:table-cell table:formula="of:=COM.MICROSOFT.CONCAT([.D240:.Q240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CP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14" office:value-type="float" office:value="239" calcext:value-type="float">
            <text:p>239</text:p>
          </table:table-cell>
          <table:table-cell table:formula="of:=COM.MICROSOFT.CONCAT([.D241:.Q241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RR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0" calcext:value-type="float">
            <text:p>240</text:p>
          </table:table-cell>
          <table:table-cell table:formula="of:=COM.MICROSOFT.CONCAT([.D242:.Q242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1" calcext:value-type="float">
            <text:p>241</text:p>
          </table:table-cell>
          <table:table-cell table:formula="of:=COM.MICROSOFT.CONCAT([.D243:.Q243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242" calcext:value-type="float">
            <text:p>242</text:p>
          </table:table-cell>
          <table:table-cell table:formula="of:=COM.MICROSOFT.CONCAT([.D244:.Q244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C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243" calcext:value-type="float">
            <text:p>243</text:p>
          </table:table-cell>
          <table:table-cell table:formula="of:=COM.MICROSOFT.CONCAT([.D245:.Q245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LD C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44" calcext:value-type="float">
            <text:p>244</text:p>
          </table:table-cell>
          <table:table-cell table:formula="of:=COM.MICROSOFT.CONCAT([.D246:.Q246])" office:value-type="string" office:string-value="0001000101000010000100000100" calcext:value-type="string">
            <text:p>0001000101000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LD E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45" calcext:value-type="float">
            <text:p>245</text:p>
          </table:table-cell>
          <table:table-cell table:formula="of:=COM.MICROSOFT.CONCAT([.D247:.Q247])" office:value-type="string" office:string-value="0001000101000110000100000100" calcext:value-type="string">
            <text:p>00010001010001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LD L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246" calcext:value-type="float">
            <text:p>246</text:p>
          </table:table-cell>
          <table:table-cell table:formula="of:=COM.MICROSOFT.CONCAT([.D248:.Q248])" office:value-type="string" office:string-value="0001000101001010000100000100" calcext:value-type="string">
            <text:p>0001000101001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F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LD A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247" calcext:value-type="float">
            <text:p>247</text:p>
          </table:table-cell>
          <table:table-cell table:formula="of:=COM.MICROSOFT.CONCAT([.D249:.Q249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AD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8" calcext:value-type="float">
            <text:p>248</text:p>
          </table:table-cell>
          <table:table-cell table:formula="of:=COM.MICROSOFT.CONCAT([.D250:.Q250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F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SB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9" calcext:value-type="float">
            <text:p>249</text:p>
          </table:table-cell>
          <table:table-cell table:formula="of:=COM.MICROSOFT.CONCAT([.D251:.Q251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XOR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250" calcext:value-type="float">
            <text:p>250</text:p>
          </table:table-cell>
          <table:table-cell table:formula="of:=COM.MICROSOFT.CONCAT([.D252:.Q252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CP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251" calcext:value-type="float">
            <text:p>251</text:p>
          </table:table-cell>
          <table:table-cell table:formula="of:=COM.MICROSOFT.CONCAT([.D253:.Q253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RST 0x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52" calcext:value-type="float">
            <text:p>252</text:p>
          </table:table-cell>
          <table:table-cell table:formula="of:=COM.MICROSOFT.CONCAT([.D254:.Q254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ST 0x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53" calcext:value-type="float">
            <text:p>253</text:p>
          </table:table-cell>
          <table:table-cell table:formula="of:=COM.MICROSOFT.CONCAT([.D255:.Q255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RST 0x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254" calcext:value-type="float">
            <text:p>254</text:p>
          </table:table-cell>
          <table:table-cell table:formula="of:=COM.MICROSOFT.CONCAT([.D256:.Q256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RST 0x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255" calcext:value-type="float">
            <text:p>255</text:p>
          </table:table-cell>
          <table:table-cell table:formula="of:=COM.MICROSOFT.CONCAT([.D257:.Q257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15" table:formula="of:=COUNTIF([.T2:.T257];&quot;Y&quot;) / 255" office:value-type="percentage" office:value="0.984313725490196" calcext:value-type="percentage">
            <text:p>98.43%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9"/>
          <table:table-cell table:formula="of:=COUNTIF([.Q2:.Q257];&quot;1&quot;)" office:value-type="float" office:value="112" calcext:value-type="float">
            <text:p>112</text:p>
          </table:table-cell>
          <table:table-cell table:number-columns-repeated="1004"/>
        </table:table-row>
        <table:table-row table:style-name="ro1" table:number-rows-repeated="10483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B prefix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4" table:default-cell-style-name="ce9"/>
        <table:table-column table:style-name="co2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office:value-type="string" calcext:value-type="string">
            <text:p>Original Opcode</text:p>
          </table:table-cell>
          <table:table-cell office:value-type="string" calcext:value-type="string">
            <text:p>Opcode (HL swapped)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alu_src_a</text:p>
          </table:table-cell>
          <table:table-cell office:value-type="string" calcext:value-type="string">
            <text:p>alu_src_b</text:p>
          </table:table-cell>
          <table:table-cell office:value-type="string" calcext:value-type="string">
            <text:p>alu_op_pf</text:p>
          </table:table-cell>
          <table:table-cell office:value-type="string" calcext:value-type="string">
            <text:p>alu_op_src</text:p>
          </table:table-cell>
          <table:table-cell office:value-type="string" calcext:value-type="string">
            <text:p>alu_dst</text:p>
          </table:table-cell>
          <table:table-cell office:value-type="string" calcext:value-type="string">
            <text:p>pc_we</text:p>
          </table:table-cell>
          <table:table-cell office:value-type="string" calcext:value-type="string">
            <text:p>rf_wr_sel</text:p>
          </table:table-cell>
          <table:table-cell office:value-type="string" calcext:value-type="string">
            <text:p>rf_rd_sel</text:p>
          </table:table-cell>
          <table:table-cell office:value-type="string" calcext:value-type="string">
            <text:p>bus_op</text:p>
          </table:table-cell>
          <table:table-cell office:value-type="string" calcext:value-type="string">
            <text:p>db_src</text:p>
          </table:table-cell>
          <table:table-cell office:value-type="string" calcext:value-type="string">
            <text:p>ab_src</text:p>
          </table:table-cell>
          <table:table-cell office:value-type="string" calcext:value-type="string">
            <text:p>ct_op</text:p>
          </table:table-cell>
          <table:table-cell office:value-type="string" calcext:value-type="string">
            <text:p>flags_w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Implemented?</text:p>
          </table:table-cell>
          <table:table-cell table:style-name="ce9" office:value-type="string" calcext:value-type="string">
            <text:p>Note 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CONCAT([.D2:.Q2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STOP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COM.MICROSOFT.CONCAT([.D3:.Q3])" office:value-type="string" office:string-value="0001000100000000000100000100" calcext:value-type="string">
            <text:p>0001000100000000000100000100</text:p>
          </table:table-cell>
          <table:table-cell/>
          <table:table-cell table:style-name="ce13" table:number-columns-repeated="1004"/>
        </table:table-row>
        <table:table-row table:style-name="ro1">
          <table:table-cell table:style-name="ce11" office:value-type="string" calcext:value-type="string">
            <text:p>20</text:p>
          </table:table-cell>
          <table:table-cell table:style-name="ce11" office:value-type="string" calcext:value-type="string">
            <text:p>02</text:p>
          </table:table-cell>
          <table:table-cell table:style-name="ce11" office:value-type="string" calcext:value-type="string">
            <text:p>JR NZ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formula="of:=COM.MICROSOFT.CONCAT([.D4:.Q4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style-name="ce14" table:number-columns-repeated="1004"/>
        </table:table-row>
        <table:table-row table:style-name="ro1">
          <table:table-cell table:style-name="ce11" office:value-type="string" calcext:value-type="string">
            <text:p>30</text:p>
          </table:table-cell>
          <table:table-cell table:style-name="ce11" office:value-type="string" calcext:value-type="string">
            <text:p>03</text:p>
          </table:table-cell>
          <table:table-cell table:style-name="ce11" office:value-type="string" calcext:value-type="string">
            <text:p>JR NC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formula="of:=COM.MICROSOFT.CONCAT([.D5:.Q5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style-name="ce14" table:number-columns-repeated="1004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LD B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formula="of:=COM.MICROSOFT.CONCAT([.D6:.Q6])" office:value-type="string" office:string-value="1001000101000000000100000100" calcext:value-type="string">
            <text:p>1001000101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LD D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formula="of:=COM.MICROSOFT.CONCAT([.D7:.Q7])" office:value-type="string" office:string-value="1001000101000100000100000100" calcext:value-type="string">
            <text:p>10010001010001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LD H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formula="of:=COM.MICROSOFT.CONCAT([.D8:.Q8])" office:value-type="string" office:string-value="1001000101001000000100000100" calcext:value-type="string">
            <text:p>1001000101001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LD (HL)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formula="of:=COM.MICROSOFT.CONCAT([.D9:.Q9])" office:value-type="string" office:string-value="1001000101100000001010100001" calcext:value-type="string">
            <text:p>1001000101100000001010100001</text:p>
          </table:table-cell>
          <table:table-cell office:value-type="string" calcext:value-type="string">
            <text:p>Y</text:p>
          </table:table-cell>
          <table:table-cell table:style-name="ce9" office:value-type="string" calcext:value-type="string">
            <text:p>Nothing need to be done on second cycle ?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DD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table:formula="of:=COM.MICROSOFT.CONCAT([.D10:.Q10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UB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table:formula="of:=COM.MICROSOFT.CONCAT([.D11:.Q11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ND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formula="of:=COM.MICROSOFT.CONCAT([.D12:.Q12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OR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formula="of:=COM.MICROSOFT.CONCAT([.D13:.Q13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1" office:value-type="string" calcext:value-type="string">
            <text:p>C0</text:p>
          </table:table-cell>
          <table:table-cell table:style-name="ce11" office:value-type="string" calcext:value-type="string">
            <text:p>0C</text:p>
          </table:table-cell>
          <table:table-cell table:style-name="ce11" office:value-type="string" calcext:value-type="string">
            <text:p>RET N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table:formula="of:=COM.MICROSOFT.CONCAT([.D14:.Q14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style-name="ce14" table:number-columns-repeated="1004"/>
        </table:table-row>
        <table:table-row table:style-name="ro1">
          <table:table-cell table:style-name="ce11" office:value-type="string" calcext:value-type="string">
            <text:p>D0</text:p>
          </table:table-cell>
          <table:table-cell table:style-name="ce11" office:value-type="string" calcext:value-type="string">
            <text:p>0D</text:p>
          </table:table-cell>
          <table:table-cell table:style-name="ce11" office:value-type="string" calcext:value-type="string">
            <text:p>RET N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table:formula="of:=COM.MICROSOFT.CONCAT([.D15:.Q15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style-name="ce14" table:number-columns-repeated="1004"/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LDH (n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formula="of:=COM.MICROSOFT.CONCAT([.D16:.Q16])" office:value-type="string" office:string-value="0001000101100000001111000101" calcext:value-type="string">
            <text:p>00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LDH A, (n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formula="of:=COM.MICROSOFT.CONCAT([.D17:.Q17])" office:value-type="string" office:string-value="1101000100000000001111000101" calcext:value-type="string">
            <text:p>11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D BC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table:formula="of:=COM.MICROSOFT.CONCAT([.D18:.Q18])" office:value-type="string" office:string-value="1101000101000010001111000101" calcext:value-type="string">
            <text:p>1101000101000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LD DE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" calcext:value-type="float">
            <text:p>17</text:p>
          </table:table-cell>
          <table:table-cell table:formula="of:=COM.MICROSOFT.CONCAT([.D19:.Q19])" office:value-type="string" office:string-value="1101000101000110001111000101" calcext:value-type="string">
            <text:p>1101000101000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LD HL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formula="of:=COM.MICROSOFT.CONCAT([.D20:.Q20])" office:value-type="string" office:string-value="1101000101001010001111000101" calcext:value-type="string">
            <text:p>1101000101001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D SP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9" calcext:value-type="float">
            <text:p>19</text:p>
          </table:table-cell>
          <table:table-cell table:formula="of:=COM.MICROSOFT.CONCAT([.D21:.Q21])" office:value-type="string" office:string-value="1101000101001110001111000101" calcext:value-type="string">
            <text:p>1101000101001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LD B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table:formula="of:=COM.MICROSOFT.CONCAT([.D22:.Q22])" office:value-type="string" office:string-value="1001000101000000010100000100" calcext:value-type="string">
            <text:p>1001000101000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D D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table:formula="of:=COM.MICROSOFT.CONCAT([.D23:.Q23])" office:value-type="string" office:string-value="1001000101000100010100000100" calcext:value-type="string">
            <text:p>10010001010001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LD H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22" calcext:value-type="float">
            <text:p>22</text:p>
          </table:table-cell>
          <table:table-cell table:formula="of:=COM.MICROSOFT.CONCAT([.D24:.Q24])" office:value-type="string" office:string-value="1001000101001000010100000100" calcext:value-type="string">
            <text:p>1001000101001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LD (HL)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formula="of:=COM.MICROSOFT.CONCAT([.D25:.Q25])" office:value-type="string" office:string-value="1001000101100000011010100001" calcext:value-type="string">
            <text:p>10010001011000000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ADD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table:formula="of:=COM.MICROSOFT.CONCAT([.D26:.Q26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SUB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table:formula="of:=COM.MICROSOFT.CONCAT([.D27:.Q27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D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26" calcext:value-type="float">
            <text:p>26</text:p>
          </table:table-cell>
          <table:table-cell table:formula="of:=COM.MICROSOFT.CONCAT([.D28:.Q28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OR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27" calcext:value-type="float">
            <text:p>27</text:p>
          </table:table-cell>
          <table:table-cell table:formula="of:=COM.MICROSOFT.CONCAT([.D29:.Q29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POP B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table:formula="of:=COM.MICROSOFT.CONCAT([.D30:.Q30])" office:value-type="string" office:string-value="1101000101000010001111111101" calcext:value-type="string">
            <text:p>110100010100001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POP D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table:formula="of:=COM.MICROSOFT.CONCAT([.D31:.Q31])" office:value-type="string" office:string-value="1101000101000110001111111101" calcext:value-type="string">
            <text:p>110100010100011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POP HL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formula="of:=COM.MICROSOFT.CONCAT([.D32:.Q32])" office:value-type="string" office:string-value="1101000101001010001111111101" calcext:value-type="string">
            <text:p>110100010100101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POP A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formula="of:=COM.MICROSOFT.CONCAT([.D33:.Q33])" office:value-type="string" office:string-value="1101000100000000001111111101" calcext:value-type="string">
            <text:p>1101000100000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LD (BC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2" calcext:value-type="float">
            <text:p>32</text:p>
          </table:table-cell>
          <table:table-cell table:formula="of:=COM.MICROSOFT.CONCAT([.D34:.Q34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LD (DE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3" calcext:value-type="float">
            <text:p>33</text:p>
          </table:table-cell>
          <table:table-cell table:formula="of:=COM.MICROSOFT.CONCAT([.D35:.Q35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LD (HL+)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formula="of:=COM.MICROSOFT.CONCAT([.D36:.Q36])" office:value-type="string" office:string-value="1001100101001011011000100001" calcext:value-type="string">
            <text:p>1001100101001011011000100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nish HL+/- on second cycl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LD (HL-)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35" calcext:value-type="float">
            <text:p>35</text:p>
          </table:table-cell>
          <table:table-cell table:formula="of:=COM.MICROSOFT.CONCAT([.D37:.Q37])" office:value-type="string" office:string-value="1001100111001011011000100001" calcext:value-type="string">
            <text:p>100110011100101101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LD B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table:formula="of:=COM.MICROSOFT.CONCAT([.D38:.Q38])" office:value-type="string" office:string-value="1001000101000000100100000100" calcext:value-type="string">
            <text:p>1001000101000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LD D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7" calcext:value-type="float">
            <text:p>37</text:p>
          </table:table-cell>
          <table:table-cell table:formula="of:=COM.MICROSOFT.CONCAT([.D39:.Q39])" office:value-type="string" office:string-value="1001000101000100100100000100" calcext:value-type="string">
            <text:p>10010001010001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LD H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38" calcext:value-type="float">
            <text:p>38</text:p>
          </table:table-cell>
          <table:table-cell table:formula="of:=COM.MICROSOFT.CONCAT([.D40:.Q40])" office:value-type="string" office:string-value="1001000101001000100100000100" calcext:value-type="string">
            <text:p>1001000101001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LD (HL)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formula="of:=COM.MICROSOFT.CONCAT([.D41:.Q41])" office:value-type="string" office:string-value="1001000101100000101010100001" calcext:value-type="string">
            <text:p>100100010110000010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ADD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table:formula="of:=COM.MICROSOFT.CONCAT([.D42:.Q42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SUB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1" calcext:value-type="float">
            <text:p>41</text:p>
          </table:table-cell>
          <table:table-cell table:formula="of:=COM.MICROSOFT.CONCAT([.D43:.Q43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ND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42" calcext:value-type="float">
            <text:p>42</text:p>
          </table:table-cell>
          <table:table-cell table:formula="of:=COM.MICROSOFT.CONCAT([.D44:.Q44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OR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43" calcext:value-type="float">
            <text:p>43</text:p>
          </table:table-cell>
          <table:table-cell table:formula="of:=COM.MICROSOFT.CONCAT([.D45:.Q45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JP N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table:formula="of:=COM.MICROSOFT.CONCAT([.D46:.Q46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JP N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table:formula="of:=COM.MICROSOFT.CONCAT([.D47:.Q47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2" office:value-type="string" calcext:value-type="string">
            <text:p>E2</text:p>
          </table:table-cell>
          <table:table-cell table:style-name="ce12" office:value-type="string" calcext:value-type="string">
            <text:p>2E</text:p>
          </table:table-cell>
          <table:table-cell table:style-name="ce12" office:value-type="string" calcext:value-type="string">
            <text:p>LD (C), A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1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</text:p>
          </table:table-cell>
          <table:table-cell table:number-columns-repeated="2" table:style-name="ce12" office:value-type="string" calcext:value-type="string">
            <text:p>000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14" office:value-type="float" office:value="46" calcext:value-type="float">
            <text:p>46</text:p>
          </table:table-cell>
          <table:table-cell table:formula="of:=COM.MICROSOFT.CONCAT([.D48:.Q48])" office:value-type="string" office:string-value="0001000100000000001000100001" calcext:value-type="string">
            <text:p>0001000100000000001000100001</text:p>
          </table:table-cell>
          <table:table-cell office:value-type="string" calcext:value-type="string">
            <text:p>Y</text:p>
          </table:table-cell>
          <table:table-cell table:style-name="ce16" table:number-columns-repeated="1004"/>
        </table:table-row>
        <table:table-row table:style-name="ro1"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2F</text:p>
          </table:table-cell>
          <table:table-cell table:style-name="ce12" office:value-type="string" calcext:value-type="string">
            <text:p>LD A, (C)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01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</text:p>
          </table:table-cell>
          <table:table-cell table:number-columns-repeated="2" table:style-name="ce12" office:value-type="string" calcext:value-type="string">
            <text:p>000</text:p>
          </table:table-cell>
          <table:table-cell table:number-columns-repeated="2" table:style-name="ce12" office:value-type="string" calcext:value-type="string">
            <text:p>11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14" office:value-type="float" office:value="47" calcext:value-type="float">
            <text:p>47</text:p>
          </table:table-cell>
          <table:table-cell table:formula="of:=COM.MICROSOFT.CONCAT([.D49:.Q49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style-name="ce16" table:number-columns-repeated="1004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NC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table:formula="of:=COM.MICROSOFT.CONCAT([.D50:.Q50])" office:value-type="string" office:string-value="1001100101000010010011000001" calcext:value-type="string">
            <text:p>1001100101000010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NC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table:formula="of:=COM.MICROSOFT.CONCAT([.D51:.Q51])" office:value-type="string" office:string-value="1001100101000110110011000001" calcext:value-type="string">
            <text:p>1001100101000110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NC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formula="of:=COM.MICROSOFT.CONCAT([.D52:.Q52])" office:value-type="string" office:string-value="1001100101001011010011000001" calcext:value-type="string">
            <text:p>1001100101001011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33</text:p>
          </table:table-cell>
          <table:table-cell office:value-type="string" calcext:value-type="string">
            <text:p>INC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formula="of:=COM.MICROSOFT.CONCAT([.D53:.Q53])" office:value-type="string" office:string-value="1001100101001111110011000001" calcext:value-type="string">
            <text:p>1001100101001111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LD B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2" calcext:value-type="float">
            <text:p>52</text:p>
          </table:table-cell>
          <table:table-cell table:formula="of:=COM.MICROSOFT.CONCAT([.D54:.Q54])" office:value-type="string" office:string-value="1001000101000000110100000100" calcext:value-type="string">
            <text:p>1001000101000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LD D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table:formula="of:=COM.MICROSOFT.CONCAT([.D55:.Q55])" office:value-type="string" office:string-value="1001000101000100110100000100" calcext:value-type="string">
            <text:p>10010001010001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LD H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54" calcext:value-type="float">
            <text:p>54</text:p>
          </table:table-cell>
          <table:table-cell table:formula="of:=COM.MICROSOFT.CONCAT([.D56:.Q56])" office:value-type="string" office:string-value="1001000101001000110100000100" calcext:value-type="string">
            <text:p>1001000101001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LD (HL)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55" calcext:value-type="float">
            <text:p>55</text:p>
          </table:table-cell>
          <table:table-cell table:formula="of:=COM.MICROSOFT.CONCAT([.D57:.Q57])" office:value-type="string" office:string-value="1001000101100000111010100001" calcext:value-type="string">
            <text:p>10010001011000001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ADD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6" calcext:value-type="float">
            <text:p>56</text:p>
          </table:table-cell>
          <table:table-cell table:formula="of:=COM.MICROSOFT.CONCAT([.D58:.Q58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SUB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7" calcext:value-type="float">
            <text:p>57</text:p>
          </table:table-cell>
          <table:table-cell table:formula="of:=COM.MICROSOFT.CONCAT([.D59:.Q59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AND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58" calcext:value-type="float">
            <text:p>58</text:p>
          </table:table-cell>
          <table:table-cell table:formula="of:=COM.MICROSOFT.CONCAT([.D60:.Q60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OR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59" calcext:value-type="float">
            <text:p>59</text:p>
          </table:table-cell>
          <table:table-cell table:formula="of:=COM.MICROSOFT.CONCAT([.D61:.Q61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JP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0" calcext:value-type="float">
            <text:p>60</text:p>
          </table:table-cell>
          <table:table-cell table:formula="of:=COM.MICROSOFT.CONCAT([.D62:.Q62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0" office:value-type="string" calcext:value-type="string">
            <text:p>D3</text:p>
          </table:table-cell>
          <table:table-cell table:style-name="ce10" office:value-type="string" calcext:value-type="string">
            <text:p>3D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</text:p>
          </table:table-cell>
          <table:table-cell office:value-type="float" office:value="61" calcext:value-type="float">
            <text:p>61</text:p>
          </table:table-cell>
          <table:table-cell table:formula="of:=COM.MICROSOFT.CONCAT([.D63:.Q6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13" table:number-columns-repeated="1004"/>
        </table:table-row>
        <table:table-row table:style-name="ro1">
          <table:table-cell table:style-name="ce10" office:value-type="string" calcext:value-type="string">
            <text:p>E3</text:p>
          </table:table-cell>
          <table:table-cell table:style-name="ce10" office:value-type="string" calcext:value-type="string">
            <text:p>3E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4" office:value-type="float" office:value="62" calcext:value-type="float">
            <text:p>62</text:p>
          </table:table-cell>
          <table:table-cell table:formula="of:=COM.MICROSOFT.CONCAT([.D64:.Q64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13" table:number-columns-repeated="1004"/>
        </table:table-row>
        <table:table-row table:style-name="ro1">
          <table:table-cell table:style-name="ce10" office:value-type="string" calcext:value-type="string">
            <text:p>F3</text:p>
          </table:table-cell>
          <table:table-cell table:style-name="ce10" office:value-type="string" calcext:value-type="string">
            <text:p>3F</text:p>
          </table:table-cell>
          <table:table-cell table:style-name="ce10" office:value-type="string" calcext:value-type="string">
            <text:p>DI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4" office:value-type="float" office:value="63" calcext:value-type="float">
            <text:p>63</text:p>
          </table:table-cell>
          <table:table-cell table:formula="of:=COM.MICROSOFT.CONCAT([.D65:.Q65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13" table:number-columns-repeated="1004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N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4" calcext:value-type="float">
            <text:p>64</text:p>
          </table:table-cell>
          <table:table-cell table:formula="of:=COM.MICROSOFT.CONCAT([.D66:.Q66])" office:value-type="string" office:string-value="1001100101000000000100000110" calcext:value-type="string">
            <text:p>1001100101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N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5" calcext:value-type="float">
            <text:p>65</text:p>
          </table:table-cell>
          <table:table-cell table:formula="of:=COM.MICROSOFT.CONCAT([.D67:.Q67])" office:value-type="string" office:string-value="1001100101000100100100000110" calcext:value-type="string">
            <text:p>10011001010001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N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66" calcext:value-type="float">
            <text:p>66</text:p>
          </table:table-cell>
          <table:table-cell table:formula="of:=COM.MICROSOFT.CONCAT([.D68:.Q68])" office:value-type="string" office:string-value="1001100101001001000100000110" calcext:value-type="string">
            <text:p>1001100101001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formula="of:=COM.MICROSOFT.CONCAT([.D69:.Q69])" office:value-type="string" office:string-value="1101100101100000001111100011" calcext:value-type="string">
            <text:p>11011001011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44</text:p>
          </table:table-cell>
          <table:table-cell office:value-type="string" calcext:value-type="string">
            <text:p>LD B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8" calcext:value-type="float">
            <text:p>68</text:p>
          </table:table-cell>
          <table:table-cell table:formula="of:=COM.MICROSOFT.CONCAT([.D70:.Q70])" office:value-type="string" office:string-value="1001000101000001000100000100" calcext:value-type="string">
            <text:p>1001000101000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LD D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9" calcext:value-type="float">
            <text:p>69</text:p>
          </table:table-cell>
          <table:table-cell table:formula="of:=COM.MICROSOFT.CONCAT([.D71:.Q71])" office:value-type="string" office:string-value="1001000101000101000100000100" calcext:value-type="string">
            <text:p>10010001010001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LD H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70" calcext:value-type="float">
            <text:p>70</text:p>
          </table:table-cell>
          <table:table-cell table:formula="of:=COM.MICROSOFT.CONCAT([.D72:.Q72])" office:value-type="string" office:string-value="1001000101001001000100000100" calcext:value-type="string">
            <text:p>1001000101001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LD (HL)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formula="of:=COM.MICROSOFT.CONCAT([.D73:.Q73])" office:value-type="string" office:string-value="1001000101100001001010100001" calcext:value-type="string">
            <text:p>100100010110000100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ADD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72" calcext:value-type="float">
            <text:p>72</text:p>
          </table:table-cell>
          <table:table-cell table:formula="of:=COM.MICROSOFT.CONCAT([.D74:.Q74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SUB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73" calcext:value-type="float">
            <text:p>73</text:p>
          </table:table-cell>
          <table:table-cell table:formula="of:=COM.MICROSOFT.CONCAT([.D75:.Q75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AND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74" calcext:value-type="float">
            <text:p>74</text:p>
          </table:table-cell>
          <table:table-cell table:formula="of:=COM.MICROSOFT.CONCAT([.D76:.Q76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OR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75" calcext:value-type="float">
            <text:p>75</text:p>
          </table:table-cell>
          <table:table-cell table:formula="of:=COM.MICROSOFT.CONCAT([.D77:.Q77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CALL NZ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76" calcext:value-type="float">
            <text:p>76</text:p>
          </table:table-cell>
          <table:table-cell table:formula="of:=COM.MICROSOFT.CONCAT([.D78:.Q78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CALL NC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77" calcext:value-type="float">
            <text:p>77</text:p>
          </table:table-cell>
          <table:table-cell table:formula="of:=COM.MICROSOFT.CONCAT([.D79:.Q79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4E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4" office:value-type="float" office:value="78" calcext:value-type="float">
            <text:p>78</text:p>
          </table:table-cell>
          <table:table-cell table:formula="of:=COM.MICROSOFT.CONCAT([.D80:.Q80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13" table:number-columns-repeated="1004"/>
        </table:table-row>
        <table:table-row table:style-name="ro1">
          <table:table-cell table:style-name="ce10" office:value-type="string" calcext:value-type="string">
            <text:p>F4</text:p>
          </table:table-cell>
          <table:table-cell table:style-name="ce10" office:value-type="string" calcext:value-type="string">
            <text:p>4F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4" office:value-type="float" office:value="79" calcext:value-type="float">
            <text:p>79</text:p>
          </table:table-cell>
          <table:table-cell table:formula="of:=COM.MICROSOFT.CONCAT([.D81:.Q81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13" table:number-columns-repeated="1004"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DE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0" calcext:value-type="float">
            <text:p>80</text:p>
          </table:table-cell>
          <table:table-cell table:formula="of:=COM.MICROSOFT.CONCAT([.D82:.Q82])" office:value-type="string" office:string-value="1001100111000000000100000110" calcext:value-type="string">
            <text:p>1001100111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DE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1" calcext:value-type="float">
            <text:p>81</text:p>
          </table:table-cell>
          <table:table-cell table:formula="of:=COM.MICROSOFT.CONCAT([.D83:.Q83])" office:value-type="string" office:string-value="1001100111000100100100000110" calcext:value-type="string">
            <text:p>10011001110001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DE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82" calcext:value-type="float">
            <text:p>82</text:p>
          </table:table-cell>
          <table:table-cell table:formula="of:=COM.MICROSOFT.CONCAT([.D84:.Q84])" office:value-type="string" office:string-value="1001100111001001000100000110" calcext:value-type="string">
            <text:p>1001100111001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formula="of:=COM.MICROSOFT.CONCAT([.D85:.Q85])" office:value-type="string" office:string-value="1101100111100000001101100011" calcext:value-type="string">
            <text:p>110110011110000000110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D B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table:formula="of:=COM.MICROSOFT.CONCAT([.D86:.Q86])" office:value-type="string" office:string-value="1001000101000001010100000100" calcext:value-type="string">
            <text:p>1001000101000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LD D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5" calcext:value-type="float">
            <text:p>85</text:p>
          </table:table-cell>
          <table:table-cell table:formula="of:=COM.MICROSOFT.CONCAT([.D87:.Q87])" office:value-type="string" office:string-value="1001000101000101010100000100" calcext:value-type="string">
            <text:p>10010001010001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LD H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86" calcext:value-type="float">
            <text:p>86</text:p>
          </table:table-cell>
          <table:table-cell table:formula="of:=COM.MICROSOFT.CONCAT([.D88:.Q88])" office:value-type="string" office:string-value="1001000101001001010100000100" calcext:value-type="string">
            <text:p>1001000101001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LD (HL)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formula="of:=COM.MICROSOFT.CONCAT([.D89:.Q89])" office:value-type="string" office:string-value="1001000101100001011010100001" calcext:value-type="string">
            <text:p>10010001011000010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DD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8" calcext:value-type="float">
            <text:p>88</text:p>
          </table:table-cell>
          <table:table-cell table:formula="of:=COM.MICROSOFT.CONCAT([.D90:.Q90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SUB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9" calcext:value-type="float">
            <text:p>89</text:p>
          </table:table-cell>
          <table:table-cell table:formula="of:=COM.MICROSOFT.CONCAT([.D91:.Q91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AND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90" calcext:value-type="float">
            <text:p>90</text:p>
          </table:table-cell>
          <table:table-cell table:formula="of:=COM.MICROSOFT.CONCAT([.D92:.Q92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OR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91" calcext:value-type="float">
            <text:p>91</text:p>
          </table:table-cell>
          <table:table-cell table:formula="of:=COM.MICROSOFT.CONCAT([.D93:.Q93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PUSH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2" calcext:value-type="float">
            <text:p>92</text:p>
          </table:table-cell>
          <table:table-cell table:formula="of:=COM.MICROSOFT.CONCAT([.D94:.Q94])" office:value-type="string" office:string-value="1001000101100000000011111001" calcext:value-type="string">
            <text:p>10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PUSH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3" calcext:value-type="float">
            <text:p>93</text:p>
          </table:table-cell>
          <table:table-cell table:formula="of:=COM.MICROSOFT.CONCAT([.D95:.Q95])" office:value-type="string" office:string-value="1001000101100000100011111001" calcext:value-type="string">
            <text:p>10010001011000001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PUSH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formula="of:=COM.MICROSOFT.CONCAT([.D96:.Q96])" office:value-type="string" office:string-value="1001000101100001000011111001" calcext:value-type="string">
            <text:p>1001000101100001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PUSH A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formula="of:=COM.MICROSOFT.CONCAT([.D97:.Q97])" office:value-type="string" office:string-value="1001010101100000000000111001" calcext:value-type="string">
            <text:p>1001010101100000000000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D B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6" calcext:value-type="float">
            <text:p>96</text:p>
          </table:table-cell>
          <table:table-cell table:formula="of:=COM.MICROSOFT.CONCAT([.D98:.Q98])" office:value-type="string" office:string-value="1101000101000000001111000101" calcext:value-type="string">
            <text:p>1101000101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LD D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7" calcext:value-type="float">
            <text:p>97</text:p>
          </table:table-cell>
          <table:table-cell table:formula="of:=COM.MICROSOFT.CONCAT([.D99:.Q99])" office:value-type="string" office:string-value="1101000101000100001111000101" calcext:value-type="string">
            <text:p>11010001010001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LD H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formula="of:=COM.MICROSOFT.CONCAT([.D100:.Q100])" office:value-type="string" office:string-value="1101000101001000001111000101" calcext:value-type="string">
            <text:p>1101000101001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LD (HL)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formula="of:=COM.MICROSOFT.CONCAT([.D101:.Q101])" office:value-type="string" office:string-value="1101000101100000001111000101" calcext:value-type="string">
            <text:p>1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LD B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00" calcext:value-type="float">
            <text:p>100</text:p>
          </table:table-cell>
          <table:table-cell table:formula="of:=COM.MICROSOFT.CONCAT([.D102:.Q102])" office:value-type="string" office:string-value="1101000101000000001111100001" calcext:value-type="string">
            <text:p>1101000101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LD D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01" calcext:value-type="float">
            <text:p>101</text:p>
          </table:table-cell>
          <table:table-cell table:formula="of:=COM.MICROSOFT.CONCAT([.D103:.Q103])" office:value-type="string" office:string-value="1101000101000100001111100001" calcext:value-type="string">
            <text:p>11010001010001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LD H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02" calcext:value-type="float">
            <text:p>102</text:p>
          </table:table-cell>
          <table:table-cell table:formula="of:=COM.MICROSOFT.CONCAT([.D104:.Q104])" office:value-type="string" office:string-value="1101000101001000001111100001" calcext:value-type="string">
            <text:p>1101000101001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0" office:value-type="string" calcext:value-type="string">
            <text:p>76</text:p>
          </table:table-cell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HALT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4" office:value-type="float" office:value="103" calcext:value-type="float">
            <text:p>103</text:p>
          </table:table-cell>
          <table:table-cell table:formula="of:=COM.MICROSOFT.CONCAT([.D105:.Q105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13" table:number-columns-repeated="1004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DD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4" calcext:value-type="float">
            <text:p>104</text:p>
          </table:table-cell>
          <table:table-cell table:formula="of:=COM.MICROSOFT.CONCAT([.D106:.Q106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5" calcext:value-type="float">
            <text:p>105</text:p>
          </table:table-cell>
          <table:table-cell table:formula="of:=COM.MICROSOFT.CONCAT([.D107:.Q107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14" office:value-type="float" office:value="106" calcext:value-type="float">
            <text:p>106</text:p>
          </table:table-cell>
          <table:table-cell table:formula="of:=COM.MICROSOFT.CONCAT([.D108:.Q108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14" office:value-type="float" office:value="107" calcext:value-type="float">
            <text:p>107</text:p>
          </table:table-cell>
          <table:table-cell table:formula="of:=COM.MICROSOFT.CONCAT([.D109:.Q109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ADD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8" calcext:value-type="float">
            <text:p>108</text:p>
          </table:table-cell>
          <table:table-cell table:formula="of:=COM.MICROSOFT.CONCAT([.D110:.Q110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SUB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9" calcext:value-type="float">
            <text:p>109</text:p>
          </table:table-cell>
          <table:table-cell table:formula="of:=COM.MICROSOFT.CONCAT([.D111:.Q111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AND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14" office:value-type="float" office:value="110" calcext:value-type="float">
            <text:p>110</text:p>
          </table:table-cell>
          <table:table-cell table:formula="of:=COM.MICROSOFT.CONCAT([.D112:.Q112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OR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14" office:value-type="float" office:value="111" calcext:value-type="float">
            <text:p>111</text:p>
          </table:table-cell>
          <table:table-cell table:formula="of:=COM.MICROSOFT.CONCAT([.D113:.Q113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L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12" calcext:value-type="float">
            <text:p>112</text:p>
          </table:table-cell>
          <table:table-cell table:formula="of:=COM.MICROSOFT.CONCAT([.D114:.Q114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13" calcext:value-type="float">
            <text:p>113</text:p>
          </table:table-cell>
          <table:table-cell table:formula="of:=COM.MICROSOFT.CONCAT([.D115:.Q115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DA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114" calcext:value-type="float">
            <text:p>114</text:p>
          </table:table-cell>
          <table:table-cell table:formula="of:=COM.MICROSOFT.CONCAT([.D116:.Q116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C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115" calcext:value-type="float">
            <text:p>115</text:p>
          </table:table-cell>
          <table:table-cell table:formula="of:=COM.MICROSOFT.CONCAT([.D117:.Q117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LD B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6" calcext:value-type="float">
            <text:p>116</text:p>
          </table:table-cell>
          <table:table-cell table:formula="of:=COM.MICROSOFT.CONCAT([.D118:.Q118])" office:value-type="string" office:string-value="0001000101000000000100000100" calcext:value-type="string">
            <text:p>0001000101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LD D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7" calcext:value-type="float">
            <text:p>117</text:p>
          </table:table-cell>
          <table:table-cell table:formula="of:=COM.MICROSOFT.CONCAT([.D119:.Q119])" office:value-type="string" office:string-value="0001000101000100000100000100" calcext:value-type="string">
            <text:p>00010001010001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LD H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118" calcext:value-type="float">
            <text:p>118</text:p>
          </table:table-cell>
          <table:table-cell table:formula="of:=COM.MICROSOFT.CONCAT([.D120:.Q120])" office:value-type="string" office:string-value="0001000101001000000100000100" calcext:value-type="string">
            <text:p>0001000101001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77</text:p>
          </table:table-cell>
          <table:table-cell office:value-type="string" calcext:value-type="string">
            <text:p>LD (HL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19" calcext:value-type="float">
            <text:p>119</text:p>
          </table:table-cell>
          <table:table-cell table:formula="of:=COM.MICROSOFT.CONCAT([.D121:.Q121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DD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20" calcext:value-type="float">
            <text:p>120</text:p>
          </table:table-cell>
          <table:table-cell table:formula="of:=COM.MICROSOFT.CONCAT([.D122:.Q122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SUB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21" calcext:value-type="float">
            <text:p>121</text:p>
          </table:table-cell>
          <table:table-cell table:formula="of:=COM.MICROSOFT.CONCAT([.D123:.Q123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AND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122" calcext:value-type="float">
            <text:p>122</text:p>
          </table:table-cell>
          <table:table-cell table:formula="of:=COM.MICROSOFT.CONCAT([.D124:.Q124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OR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123" calcext:value-type="float">
            <text:p>123</text:p>
          </table:table-cell>
          <table:table-cell table:formula="of:=COM.MICROSOFT.CONCAT([.D125:.Q125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RST 0x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4" calcext:value-type="float">
            <text:p>124</text:p>
          </table:table-cell>
          <table:table-cell table:formula="of:=COM.MICROSOFT.CONCAT([.D126:.Q126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RST 0x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5" calcext:value-type="float">
            <text:p>125</text:p>
          </table:table-cell>
          <table:table-cell table:formula="of:=COM.MICROSOFT.CONCAT([.D127:.Q127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RST 0x2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26" calcext:value-type="float">
            <text:p>126</text:p>
          </table:table-cell>
          <table:table-cell table:formula="of:=COM.MICROSOFT.CONCAT([.D128:.Q128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RST 0x3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27" calcext:value-type="float">
            <text:p>127</text:p>
          </table:table-cell>
          <table:table-cell table:formula="of:=COM.MICROSOFT.CONCAT([.D129:.Q129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LD (nn), SP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8" calcext:value-type="float">
            <text:p>128</text:p>
          </table:table-cell>
          <table:table-cell table:formula="of:=COM.MICROSOFT.CONCAT([.D130:.Q130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JR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9" calcext:value-type="float">
            <text:p>129</text:p>
          </table:table-cell>
          <table:table-cell table:formula="of:=COM.MICROSOFT.CONCAT([.D131:.Q131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JR Z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30" calcext:value-type="float">
            <text:p>130</text:p>
          </table:table-cell>
          <table:table-cell table:formula="of:=COM.MICROSOFT.CONCAT([.D132:.Q132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JR C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31" calcext:value-type="float">
            <text:p>131</text:p>
          </table:table-cell>
          <table:table-cell table:formula="of:=COM.MICROSOFT.CONCAT([.D133:.Q133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LD C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2" calcext:value-type="float">
            <text:p>132</text:p>
          </table:table-cell>
          <table:table-cell table:formula="of:=COM.MICROSOFT.CONCAT([.D134:.Q134])" office:value-type="string" office:string-value="1001000101000010000100000100" calcext:value-type="string">
            <text:p>1001000101000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LD E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3" calcext:value-type="float">
            <text:p>133</text:p>
          </table:table-cell>
          <table:table-cell table:formula="of:=COM.MICROSOFT.CONCAT([.D135:.Q135])" office:value-type="string" office:string-value="1001000101000110000100000100" calcext:value-type="string">
            <text:p>10010001010001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LD L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134" calcext:value-type="float">
            <text:p>134</text:p>
          </table:table-cell>
          <table:table-cell table:formula="of:=COM.MICROSOFT.CONCAT([.D136:.Q136])" office:value-type="string" office:string-value="1001000101001010000100000100" calcext:value-type="string">
            <text:p>1001000101001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LD A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135" calcext:value-type="float">
            <text:p>135</text:p>
          </table:table-cell>
          <table:table-cell table:formula="of:=COM.MICROSOFT.CONCAT([.D137:.Q137])" office:value-type="string" office:string-value="1001000100000000000100000100" calcext:value-type="string">
            <text:p>1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88</text:p>
          </table:table-cell>
          <table:table-cell office:value-type="string" calcext:value-type="string">
            <text:p>AD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36" calcext:value-type="float">
            <text:p>136</text:p>
          </table:table-cell>
          <table:table-cell table:formula="of:=COM.MICROSOFT.CONCAT([.D138:.Q138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SB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37" calcext:value-type="float">
            <text:p>137</text:p>
          </table:table-cell>
          <table:table-cell table:formula="of:=COM.MICROSOFT.CONCAT([.D139:.Q139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XOR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138" calcext:value-type="float">
            <text:p>138</text:p>
          </table:table-cell>
          <table:table-cell table:formula="of:=COM.MICROSOFT.CONCAT([.D140:.Q140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CP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139" calcext:value-type="float">
            <text:p>139</text:p>
          </table:table-cell>
          <table:table-cell table:formula="of:=COM.MICROSOFT.CONCAT([.D141:.Q141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RET 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40" calcext:value-type="float">
            <text:p>140</text:p>
          </table:table-cell>
          <table:table-cell table:formula="of:=COM.MICROSOFT.CONCAT([.D142:.Q142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RET 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41" calcext:value-type="float">
            <text:p>141</text:p>
          </table:table-cell>
          <table:table-cell table:formula="of:=COM.MICROSOFT.CONCAT([.D143:.Q143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DD SP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14" office:value-type="float" office:value="142" calcext:value-type="float">
            <text:p>142</text:p>
          </table:table-cell>
          <table:table-cell table:formula="of:=COM.MICROSOFT.CONCAT([.D144:.Q144])" office:value-type="string" office:string-value="1001000101001111111111000111" calcext:value-type="string">
            <text:p>100100010100111111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LD HL, SP+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14" office:value-type="float" office:value="143" calcext:value-type="float">
            <text:p>143</text:p>
          </table:table-cell>
          <table:table-cell table:formula="of:=COM.MICROSOFT.CONCAT([.D145:.Q145])" office:value-type="string" office:string-value="1001000101001111111111000111" calcext:value-type="string">
            <text:p>100100010100111111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ADD HL,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4" calcext:value-type="float">
            <text:p>144</text:p>
          </table:table-cell>
          <table:table-cell table:formula="of:=COM.MICROSOFT.CONCAT([.D146:.Q146])" office:value-type="string" office:string-value="1010100101001010010011000011" calcext:value-type="string">
            <text:p>10101001010010100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ADD HL,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5" calcext:value-type="float">
            <text:p>145</text:p>
          </table:table-cell>
          <table:table-cell table:formula="of:=COM.MICROSOFT.CONCAT([.D147:.Q147])" office:value-type="string" office:string-value="1010100101001010110011000011" calcext:value-type="string">
            <text:p>10101001010010101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ADD HL,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14" office:value-type="float" office:value="146" calcext:value-type="float">
            <text:p>146</text:p>
          </table:table-cell>
          <table:table-cell table:formula="of:=COM.MICROSOFT.CONCAT([.D148:.Q148])" office:value-type="string" office:string-value="1010100101001011010011000011" calcext:value-type="string">
            <text:p>10101001010010110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ADD HL,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14" office:value-type="float" office:value="147" calcext:value-type="float">
            <text:p>147</text:p>
          </table:table-cell>
          <table:table-cell table:formula="of:=COM.MICROSOFT.CONCAT([.D149:.Q149])" office:value-type="string" office:string-value="1010100101001011110011000011" calcext:value-type="string">
            <text:p>10101001010010111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LD C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8" calcext:value-type="float">
            <text:p>148</text:p>
          </table:table-cell>
          <table:table-cell table:formula="of:=COM.MICROSOFT.CONCAT([.D150:.Q150])" office:value-type="string" office:string-value="1001000101000010010100000100" calcext:value-type="string">
            <text:p>100100010100001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D E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9" calcext:value-type="float">
            <text:p>149</text:p>
          </table:table-cell>
          <table:table-cell table:formula="of:=COM.MICROSOFT.CONCAT([.D151:.Q151])" office:value-type="string" office:string-value="1001000101000110010100000100" calcext:value-type="string">
            <text:p>100100010100011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LD L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150" calcext:value-type="float">
            <text:p>150</text:p>
          </table:table-cell>
          <table:table-cell table:formula="of:=COM.MICROSOFT.CONCAT([.D152:.Q152])" office:value-type="string" office:string-value="1001000101001010010100000100" calcext:value-type="string">
            <text:p>100100010100101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LD A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151" calcext:value-type="float">
            <text:p>151</text:p>
          </table:table-cell>
          <table:table-cell table:formula="of:=COM.MICROSOFT.CONCAT([.D153:.Q153])" office:value-type="string" office:string-value="1001000100000000010100000100" calcext:value-type="string">
            <text:p>1001000100000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AD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52" calcext:value-type="float">
            <text:p>152</text:p>
          </table:table-cell>
          <table:table-cell table:formula="of:=COM.MICROSOFT.CONCAT([.D154:.Q154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99</text:p>
          </table:table-cell>
          <table:table-cell office:value-type="string" calcext:value-type="string">
            <text:p>SB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53" calcext:value-type="float">
            <text:p>153</text:p>
          </table:table-cell>
          <table:table-cell table:formula="of:=COM.MICROSOFT.CONCAT([.D155:.Q155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XOR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154" calcext:value-type="float">
            <text:p>154</text:p>
          </table:table-cell>
          <table:table-cell table:formula="of:=COM.MICROSOFT.CONCAT([.D156:.Q156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CP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155" calcext:value-type="float">
            <text:p>155</text:p>
          </table:table-cell>
          <table:table-cell table:formula="of:=COM.MICROSOFT.CONCAT([.D157:.Q157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56" calcext:value-type="float">
            <text:p>156</text:p>
          </table:table-cell>
          <table:table-cell table:formula="of:=COM.MICROSOFT.CONCAT([.D158:.Q158])" office:value-type="string" office:string-value="0001000100000000001111111101" calcext:value-type="string">
            <text:p>0001000100000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RET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57" calcext:value-type="float">
            <text:p>157</text:p>
          </table:table-cell>
          <table:table-cell table:formula="of:=COM.MICROSOFT.CONCAT([.D159:.Q159])" office:value-type="string" office:string-value="0001000100000000001111111101" calcext:value-type="string">
            <text:p>0001000100000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JP H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158" calcext:value-type="float">
            <text:p>158</text:p>
          </table:table-cell>
          <table:table-cell table:formula="of:=COM.MICROSOFT.CONCAT([.D160:.Q160])" office:value-type="string" office:string-value="0001000100010001000100100100" calcext:value-type="string">
            <text:p>00010001000100010001001001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ctually fetch instruction from HL at this cycle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LD SP,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59" calcext:value-type="float">
            <text:p>159</text:p>
          </table:table-cell>
          <table:table-cell table:formula="of:=COM.MICROSOFT.CONCAT([.D161:.Q161])" office:value-type="string" office:string-value="1001000101001101000011000001" calcext:value-type="string">
            <text:p>100100010100110100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LD A, (BC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0" calcext:value-type="float">
            <text:p>160</text:p>
          </table:table-cell>
          <table:table-cell table:formula="of:=COM.MICROSOFT.CONCAT([.D162:.Q162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LD A, (DE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1" calcext:value-type="float">
            <text:p>161</text:p>
          </table:table-cell>
          <table:table-cell table:formula="of:=COM.MICROSOFT.CONCAT([.D163:.Q163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LD A, (HL+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62" calcext:value-type="float">
            <text:p>162</text:p>
          </table:table-cell>
          <table:table-cell table:formula="of:=COM.MICROSOFT.CONCAT([.D164:.Q164])" office:value-type="string" office:string-value="1001100101001011011100100001" calcext:value-type="string">
            <text:p>10011001010010110111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LD A, (HL-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63" calcext:value-type="float">
            <text:p>163</text:p>
          </table:table-cell>
          <table:table-cell table:formula="of:=COM.MICROSOFT.CONCAT([.D165:.Q165])" office:value-type="string" office:string-value="1001100111001011011100100001" calcext:value-type="string">
            <text:p>10011001110010110111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LD C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4" calcext:value-type="float">
            <text:p>164</text:p>
          </table:table-cell>
          <table:table-cell table:formula="of:=COM.MICROSOFT.CONCAT([.D166:.Q166])" office:value-type="string" office:string-value="1001000101000010100100000100" calcext:value-type="string">
            <text:p>100100010100001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LD E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5" calcext:value-type="float">
            <text:p>165</text:p>
          </table:table-cell>
          <table:table-cell table:formula="of:=COM.MICROSOFT.CONCAT([.D167:.Q167])" office:value-type="string" office:string-value="1001000101000110100100000100" calcext:value-type="string">
            <text:p>100100010100011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LD L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166" calcext:value-type="float">
            <text:p>166</text:p>
          </table:table-cell>
          <table:table-cell table:formula="of:=COM.MICROSOFT.CONCAT([.D168:.Q168])" office:value-type="string" office:string-value="1001000101001010100100000100" calcext:value-type="string">
            <text:p>100100010100101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A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LD A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167" calcext:value-type="float">
            <text:p>167</text:p>
          </table:table-cell>
          <table:table-cell table:formula="of:=COM.MICROSOFT.CONCAT([.D169:.Q169])" office:value-type="string" office:string-value="1001000100000000100100000100" calcext:value-type="string">
            <text:p>1001000100000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D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68" calcext:value-type="float">
            <text:p>168</text:p>
          </table:table-cell>
          <table:table-cell table:formula="of:=COM.MICROSOFT.CONCAT([.D170:.Q170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SB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69" calcext:value-type="float">
            <text:p>169</text:p>
          </table:table-cell>
          <table:table-cell table:formula="of:=COM.MICROSOFT.CONCAT([.D171:.Q171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AA</text:p>
          </table:table-cell>
          <table:table-cell office:value-type="string" calcext:value-type="string">
            <text:p>XOR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170" calcext:value-type="float">
            <text:p>170</text:p>
          </table:table-cell>
          <table:table-cell table:formula="of:=COM.MICROSOFT.CONCAT([.D172:.Q172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P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171" calcext:value-type="float">
            <text:p>171</text:p>
          </table:table-cell>
          <table:table-cell table:formula="of:=COM.MICROSOFT.CONCAT([.D173:.Q173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P 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2" calcext:value-type="float">
            <text:p>172</text:p>
          </table:table-cell>
          <table:table-cell table:formula="of:=COM.MICROSOFT.CONCAT([.D174:.Q174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JP 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3" calcext:value-type="float">
            <text:p>173</text:p>
          </table:table-cell>
          <table:table-cell table:formula="of:=COM.MICROSOFT.CONCAT([.D175:.Q175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LD (nn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74" calcext:value-type="float">
            <text:p>174</text:p>
          </table:table-cell>
          <table:table-cell table:formula="of:=COM.MICROSOFT.CONCAT([.D176:.Q176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 A, (nn)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75" calcext:value-type="float">
            <text:p>175</text:p>
          </table:table-cell>
          <table:table-cell table:formula="of:=COM.MICROSOFT.CONCAT([.D177:.Q177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DEC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6" calcext:value-type="float">
            <text:p>176</text:p>
          </table:table-cell>
          <table:table-cell table:formula="of:=COM.MICROSOFT.CONCAT([.D178:.Q178])" office:value-type="string" office:string-value="1001100111000010010011000001" calcext:value-type="string">
            <text:p>1001100111000010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EC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7" calcext:value-type="float">
            <text:p>177</text:p>
          </table:table-cell>
          <table:table-cell table:formula="of:=COM.MICROSOFT.CONCAT([.D179:.Q179])" office:value-type="string" office:string-value="1001100111000110110011000001" calcext:value-type="string">
            <text:p>1001100111000110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EC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78" calcext:value-type="float">
            <text:p>178</text:p>
          </table:table-cell>
          <table:table-cell table:formula="of:=COM.MICROSOFT.CONCAT([.D180:.Q180])" office:value-type="string" office:string-value="1001100111001011010011000001" calcext:value-type="string">
            <text:p>1001100111001011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EC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179" calcext:value-type="float">
            <text:p>179</text:p>
          </table:table-cell>
          <table:table-cell table:formula="of:=COM.MICROSOFT.CONCAT([.D181:.Q181])" office:value-type="string" office:string-value="1001100111001111110011000001" calcext:value-type="string">
            <text:p>1001100111001111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D C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0" calcext:value-type="float">
            <text:p>180</text:p>
          </table:table-cell>
          <table:table-cell table:formula="of:=COM.MICROSOFT.CONCAT([.D182:.Q182])" office:value-type="string" office:string-value="1001000101000010110100000100" calcext:value-type="string">
            <text:p>100100010100001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D E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1" calcext:value-type="float">
            <text:p>181</text:p>
          </table:table-cell>
          <table:table-cell table:formula="of:=COM.MICROSOFT.CONCAT([.D183:.Q183])" office:value-type="string" office:string-value="1001000101000110110100000100" calcext:value-type="string">
            <text:p>100100010100011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D L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182" calcext:value-type="float">
            <text:p>182</text:p>
          </table:table-cell>
          <table:table-cell table:formula="of:=COM.MICROSOFT.CONCAT([.D184:.Q184])" office:value-type="string" office:string-value="1001000101001010110100000100" calcext:value-type="string">
            <text:p>100100010100101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B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LD A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183" calcext:value-type="float">
            <text:p>183</text:p>
          </table:table-cell>
          <table:table-cell table:formula="of:=COM.MICROSOFT.CONCAT([.D185:.Q185])" office:value-type="string" office:string-value="1001000100000000110100000100" calcext:value-type="string">
            <text:p>1001000100000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D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84" calcext:value-type="float">
            <text:p>184</text:p>
          </table:table-cell>
          <table:table-cell table:formula="of:=COM.MICROSOFT.CONCAT([.D186:.Q186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B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SB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85" calcext:value-type="float">
            <text:p>185</text:p>
          </table:table-cell>
          <table:table-cell table:formula="of:=COM.MICROSOFT.CONCAT([.D187:.Q187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XOR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186" calcext:value-type="float">
            <text:p>186</text:p>
          </table:table-cell>
          <table:table-cell table:formula="of:=COM.MICROSOFT.CONCAT([.D188:.Q188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BB</text:p>
          </table:table-cell>
          <table:table-cell office:value-type="string" calcext:value-type="string">
            <text:p>CP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187" calcext:value-type="float">
            <text:p>187</text:p>
          </table:table-cell>
          <table:table-cell table:formula="of:=COM.MICROSOFT.CONCAT([.D189:.Q189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88" calcext:value-type="float">
            <text:p>188</text:p>
          </table:table-cell>
          <table:table-cell table:formula="of:=COM.MICROSOFT.CONCAT([.D190:.Q190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table:style-name="ce10" office:value-type="string" calcext:value-type="string">
            <text:p>DB</text:p>
          </table:table-cell>
          <table:table-cell table:style-name="ce10" office:value-type="string" calcext:value-type="string">
            <text:p>BD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</text:p>
          </table:table-cell>
          <table:table-cell office:value-type="float" office:value="189" calcext:value-type="float">
            <text:p>189</text:p>
          </table:table-cell>
          <table:table-cell table:formula="of:=COM.MICROSOFT.CONCAT([.D191:.Q191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13" table:number-columns-repeated="1004"/>
        </table:table-row>
        <table:table-row table:style-name="ro1">
          <table:table-cell table:style-name="ce10" office:value-type="string" calcext:value-type="string">
            <text:p>EB</text:p>
          </table:table-cell>
          <table:table-cell table:style-name="ce10" office:value-type="string" calcext:value-type="string">
            <text:p>BE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4" office:value-type="float" office:value="190" calcext:value-type="float">
            <text:p>190</text:p>
          </table:table-cell>
          <table:table-cell table:formula="of:=COM.MICROSOFT.CONCAT([.D192:.Q192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13" table:number-columns-repeated="1004"/>
        </table:table-row>
        <table:table-row table:style-name="ro1">
          <table:table-cell table:style-name="ce10" office:value-type="string" calcext:value-type="string">
            <text:p>FB</text:p>
          </table:table-cell>
          <table:table-cell table:style-name="ce10" office:value-type="string" calcext:value-type="string">
            <text:p>BF</text:p>
          </table:table-cell>
          <table:table-cell table:style-name="ce10" office:value-type="string" calcext:value-type="string">
            <text:p>EI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4" office:value-type="float" office:value="191" calcext:value-type="float">
            <text:p>191</text:p>
          </table:table-cell>
          <table:table-cell table:formula="of:=COM.MICROSOFT.CONCAT([.D193:.Q19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13" table:number-columns-repeated="1004"/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IN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92" calcext:value-type="float">
            <text:p>192</text:p>
          </table:table-cell>
          <table:table-cell table:formula="of:=COM.MICROSOFT.CONCAT([.D194:.Q194])" office:value-type="string" office:string-value="1001100101000010010100000110" calcext:value-type="string">
            <text:p>100110010100001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IN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93" calcext:value-type="float">
            <text:p>193</text:p>
          </table:table-cell>
          <table:table-cell table:formula="of:=COM.MICROSOFT.CONCAT([.D195:.Q195])" office:value-type="string" office:string-value="1001100101000110110100000110" calcext:value-type="string">
            <text:p>100110010100011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IN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194" calcext:value-type="float">
            <text:p>194</text:p>
          </table:table-cell>
          <table:table-cell table:formula="of:=COM.MICROSOFT.CONCAT([.D196:.Q196])" office:value-type="string" office:string-value="1001100101001011010100000110" calcext:value-type="string">
            <text:p>100110010100101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195" calcext:value-type="float">
            <text:p>195</text:p>
          </table:table-cell>
          <table:table-cell table:formula="of:=COM.MICROSOFT.CONCAT([.D197:.Q197])" office:value-type="string" office:string-value="0001100100000000000100000110" calcext:value-type="string">
            <text:p>00011001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LD C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6" calcext:value-type="float">
            <text:p>196</text:p>
          </table:table-cell>
          <table:table-cell table:formula="of:=COM.MICROSOFT.CONCAT([.D198:.Q198])" office:value-type="string" office:string-value="1001000101000011000100000100" calcext:value-type="string">
            <text:p>100100010100001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LD E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7" calcext:value-type="float">
            <text:p>197</text:p>
          </table:table-cell>
          <table:table-cell table:formula="of:=COM.MICROSOFT.CONCAT([.D199:.Q199])" office:value-type="string" office:string-value="1001000101000111000100000100" calcext:value-type="string">
            <text:p>100100010100011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LD L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198" calcext:value-type="float">
            <text:p>198</text:p>
          </table:table-cell>
          <table:table-cell table:formula="of:=COM.MICROSOFT.CONCAT([.D200:.Q200])" office:value-type="string" office:string-value="1001000101001011000100000100" calcext:value-type="string">
            <text:p>100100010100101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C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LD A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199" calcext:value-type="float">
            <text:p>199</text:p>
          </table:table-cell>
          <table:table-cell table:formula="of:=COM.MICROSOFT.CONCAT([.D201:.Q201])" office:value-type="string" office:string-value="1001000100000001000100000100" calcext:value-type="string">
            <text:p>1001000100000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C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AD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0" calcext:value-type="float">
            <text:p>200</text:p>
          </table:table-cell>
          <table:table-cell table:formula="of:=COM.MICROSOFT.CONCAT([.D202:.Q202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C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SB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1" calcext:value-type="float">
            <text:p>201</text:p>
          </table:table-cell>
          <table:table-cell table:formula="of:=COM.MICROSOFT.CONCAT([.D203:.Q203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XOR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202" calcext:value-type="float">
            <text:p>202</text:p>
          </table:table-cell>
          <table:table-cell table:formula="of:=COM.MICROSOFT.CONCAT([.D204:.Q204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P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203" calcext:value-type="float">
            <text:p>203</text:p>
          </table:table-cell>
          <table:table-cell table:formula="of:=COM.MICROSOFT.CONCAT([.D205:.Q205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CALL Z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04" calcext:value-type="float">
            <text:p>204</text:p>
          </table:table-cell>
          <table:table-cell table:formula="of:=COM.MICROSOFT.CONCAT([.D206:.Q206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ALL C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05" calcext:value-type="float">
            <text:p>205</text:p>
          </table:table-cell>
          <table:table-cell table:formula="of:=COM.MICROSOFT.CONCAT([.D207:.Q207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0" office:value-type="string" calcext:value-type="string">
            <text:p>EC</text:p>
          </table:table-cell>
          <table:table-cell table:style-name="ce10" office:value-type="string" calcext:value-type="string">
            <text:p>CE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4" office:value-type="float" office:value="206" calcext:value-type="float">
            <text:p>206</text:p>
          </table:table-cell>
          <table:table-cell table:formula="of:=COM.MICROSOFT.CONCAT([.D208:.Q208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13" table:number-columns-repeated="1004"/>
        </table:table-row>
        <table:table-row table:style-name="ro1">
          <table:table-cell table:style-name="ce10" office:value-type="string" calcext:value-type="string">
            <text:p>FC</text:p>
          </table:table-cell>
          <table:table-cell table:style-name="ce10" office:value-type="string" calcext:value-type="string">
            <text:p>CF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4" office:value-type="float" office:value="207" calcext:value-type="float">
            <text:p>207</text:p>
          </table:table-cell>
          <table:table-cell table:formula="of:=COM.MICROSOFT.CONCAT([.D209:.Q209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13" table:number-columns-repeated="1004"/>
        </table:table-row>
        <table:table-row table:style-name="ro1">
          <table:table-cell office:value-type="string" calcext:value-type="string">
            <text:p>0D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E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8" calcext:value-type="float">
            <text:p>208</text:p>
          </table:table-cell>
          <table:table-cell table:formula="of:=COM.MICROSOFT.CONCAT([.D210:.Q210])" office:value-type="string" office:string-value="1001100111000010010100000110" calcext:value-type="string">
            <text:p>100110011100001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9" calcext:value-type="float">
            <text:p>209</text:p>
          </table:table-cell>
          <table:table-cell table:formula="of:=COM.MICROSOFT.CONCAT([.D211:.Q211])" office:value-type="string" office:string-value="1001100111000110110100000110" calcext:value-type="string">
            <text:p>100110011100011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210" calcext:value-type="float">
            <text:p>210</text:p>
          </table:table-cell>
          <table:table-cell table:formula="of:=COM.MICROSOFT.CONCAT([.D212:.Q212])" office:value-type="string" office:string-value="1001100111001011010100000110" calcext:value-type="string">
            <text:p>100110011100101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211" calcext:value-type="float">
            <text:p>211</text:p>
          </table:table-cell>
          <table:table-cell table:formula="of:=COM.MICROSOFT.CONCAT([.D213:.Q213])" office:value-type="string" office:string-value="0001100110000000000100000110" calcext:value-type="string">
            <text:p>000110011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D C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2" calcext:value-type="float">
            <text:p>212</text:p>
          </table:table-cell>
          <table:table-cell table:formula="of:=COM.MICROSOFT.CONCAT([.D214:.Q214])" office:value-type="string" office:string-value="1001000101000011010100000100" calcext:value-type="string">
            <text:p>100100010100001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D E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3" calcext:value-type="float">
            <text:p>213</text:p>
          </table:table-cell>
          <table:table-cell table:formula="of:=COM.MICROSOFT.CONCAT([.D215:.Q215])" office:value-type="string" office:string-value="1001000101000111010100000100" calcext:value-type="string">
            <text:p>100100010100011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D L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214" calcext:value-type="float">
            <text:p>214</text:p>
          </table:table-cell>
          <table:table-cell table:formula="of:=COM.MICROSOFT.CONCAT([.D216:.Q216])" office:value-type="string" office:string-value="1001000101001011010100000100" calcext:value-type="string">
            <text:p>100100010100101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D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D A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215" calcext:value-type="float">
            <text:p>215</text:p>
          </table:table-cell>
          <table:table-cell table:formula="of:=COM.MICROSOFT.CONCAT([.D217:.Q217])" office:value-type="string" office:string-value="1001000100000001010100000100" calcext:value-type="string">
            <text:p>1001000100000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D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16" calcext:value-type="float">
            <text:p>216</text:p>
          </table:table-cell>
          <table:table-cell table:formula="of:=COM.MICROSOFT.CONCAT([.D218:.Q218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D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B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17" calcext:value-type="float">
            <text:p>217</text:p>
          </table:table-cell>
          <table:table-cell table:formula="of:=COM.MICROSOFT.CONCAT([.D219:.Q219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XOR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218" calcext:value-type="float">
            <text:p>218</text:p>
          </table:table-cell>
          <table:table-cell table:formula="of:=COM.MICROSOFT.CONCAT([.D220:.Q220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CP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219" calcext:value-type="float">
            <text:p>219</text:p>
          </table:table-cell>
          <table:table-cell table:formula="of:=COM.MICROSOFT.CONCAT([.D221:.Q221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ALL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0" calcext:value-type="float">
            <text:p>220</text:p>
          </table:table-cell>
          <table:table-cell table:formula="of:=COM.MICROSOFT.CONCAT([.D222:.Q222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table:style-name="ce10" office:value-type="string" calcext:value-type="string">
            <text:p>DD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</text:p>
          </table:table-cell>
          <table:table-cell office:value-type="float" office:value="221" calcext:value-type="float">
            <text:p>221</text:p>
          </table:table-cell>
          <table:table-cell table:formula="of:=COM.MICROSOFT.CONCAT([.D223:.Q22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13" table:number-columns-repeated="1004"/>
        </table:table-row>
        <table:table-row table:style-name="ro1">
          <table:table-cell table:style-name="ce10" office:value-type="string" calcext:value-type="string">
            <text:p>ED</text:p>
          </table:table-cell>
          <table:table-cell table:style-name="ce10" office:value-type="string" calcext:value-type="string">
            <text:p>DE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4" office:value-type="float" office:value="222" calcext:value-type="float">
            <text:p>222</text:p>
          </table:table-cell>
          <table:table-cell table:formula="of:=COM.MICROSOFT.CONCAT([.D224:.Q224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13" table:number-columns-repeated="1004"/>
        </table:table-row>
        <table:table-row table:style-name="ro1">
          <table:table-cell table:style-name="ce10" office:value-type="string" calcext:value-type="string">
            <text:p>FD</text:p>
          </table:table-cell>
          <table:table-cell table:style-name="ce10" office:value-type="string" calcext:value-type="string">
            <text:p>DF</text:p>
          </table:table-cell>
          <table:table-cell table:style-name="ce10" office:value-type="string" calcext:value-type="string">
            <text:p>Invalid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0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4" office:value-type="float" office:value="223" calcext:value-type="float">
            <text:p>223</text:p>
          </table:table-cell>
          <table:table-cell table:formula="of:=COM.MICROSOFT.CONCAT([.D225:.Q225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13" table:number-columns-repeated="1004"/>
        </table:table-row>
        <table:table-row table:style-name="ro1">
          <table:table-cell office:value-type="string" calcext:value-type="string">
            <text:p>0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LD C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4" calcext:value-type="float">
            <text:p>224</text:p>
          </table:table-cell>
          <table:table-cell table:formula="of:=COM.MICROSOFT.CONCAT([.D226:.Q226])" office:value-type="string" office:string-value="1101000101000010001111000101" calcext:value-type="string">
            <text:p>1101000101000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D E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5" calcext:value-type="float">
            <text:p>225</text:p>
          </table:table-cell>
          <table:table-cell table:formula="of:=COM.MICROSOFT.CONCAT([.D227:.Q227])" office:value-type="string" office:string-value="1101000101000110001111000101" calcext:value-type="string">
            <text:p>1101000101000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E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LD L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226" calcext:value-type="float">
            <text:p>226</text:p>
          </table:table-cell>
          <table:table-cell table:formula="of:=COM.MICROSOFT.CONCAT([.D228:.Q228])" office:value-type="string" office:string-value="1101000101001010001111000101" calcext:value-type="string">
            <text:p>1101000101001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LD A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227" calcext:value-type="float">
            <text:p>227</text:p>
          </table:table-cell>
          <table:table-cell table:formula="of:=COM.MICROSOFT.CONCAT([.D229:.Q229])" office:value-type="string" office:string-value="1101000100000000001111000101" calcext:value-type="string">
            <text:p>11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LD C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8" calcext:value-type="float">
            <text:p>228</text:p>
          </table:table-cell>
          <table:table-cell table:formula="of:=COM.MICROSOFT.CONCAT([.D230:.Q230])" office:value-type="string" office:string-value="1101000101000010001111100001" calcext:value-type="string">
            <text:p>110100010100001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LD E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9" calcext:value-type="float">
            <text:p>229</text:p>
          </table:table-cell>
          <table:table-cell table:formula="of:=COM.MICROSOFT.CONCAT([.D231:.Q231])" office:value-type="string" office:string-value="1101000101000110001111100001" calcext:value-type="string">
            <text:p>110100010100011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LD L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230" calcext:value-type="float">
            <text:p>230</text:p>
          </table:table-cell>
          <table:table-cell table:formula="of:=COM.MICROSOFT.CONCAT([.D232:.Q232])" office:value-type="string" office:string-value="1101000101001010001111100001" calcext:value-type="string">
            <text:p>110100010100101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LD A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231" calcext:value-type="float">
            <text:p>231</text:p>
          </table:table-cell>
          <table:table-cell table:formula="of:=COM.MICROSOFT.CONCAT([.D233:.Q233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E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AD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2" calcext:value-type="float">
            <text:p>232</text:p>
          </table:table-cell>
          <table:table-cell table:formula="of:=COM.MICROSOFT.CONCAT([.D234:.Q234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E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B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3" calcext:value-type="float">
            <text:p>233</text:p>
          </table:table-cell>
          <table:table-cell table:formula="of:=COM.MICROSOFT.CONCAT([.D235:.Q235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14" office:value-type="float" office:value="234" calcext:value-type="float">
            <text:p>234</text:p>
          </table:table-cell>
          <table:table-cell table:formula="of:=COM.MICROSOFT.CONCAT([.D236:.Q236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14" office:value-type="float" office:value="235" calcext:value-type="float">
            <text:p>235</text:p>
          </table:table-cell>
          <table:table-cell table:formula="of:=COM.MICROSOFT.CONCAT([.D237:.Q237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DC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6" calcext:value-type="float">
            <text:p>236</text:p>
          </table:table-cell>
          <table:table-cell table:formula="of:=COM.MICROSOFT.CONCAT([.D238:.Q238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SBC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7" calcext:value-type="float">
            <text:p>237</text:p>
          </table:table-cell>
          <table:table-cell table:formula="of:=COM.MICROSOFT.CONCAT([.D239:.Q239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EE</text:p>
          </table:table-cell>
          <table:table-cell office:value-type="string" calcext:value-type="string">
            <text:p>XOR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14" office:value-type="float" office:value="238" calcext:value-type="float">
            <text:p>238</text:p>
          </table:table-cell>
          <table:table-cell table:formula="of:=COM.MICROSOFT.CONCAT([.D240:.Q240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CP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14" office:value-type="float" office:value="239" calcext:value-type="float">
            <text:p>239</text:p>
          </table:table-cell>
          <table:table-cell table:formula="of:=COM.MICROSOFT.CONCAT([.D241:.Q241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RR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0" calcext:value-type="float">
            <text:p>240</text:p>
          </table:table-cell>
          <table:table-cell table:formula="of:=COM.MICROSOFT.CONCAT([.D242:.Q242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1" calcext:value-type="float">
            <text:p>241</text:p>
          </table:table-cell>
          <table:table-cell table:formula="of:=COM.MICROSOFT.CONCAT([.D243:.Q243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242" calcext:value-type="float">
            <text:p>242</text:p>
          </table:table-cell>
          <table:table-cell table:formula="of:=COM.MICROSOFT.CONCAT([.D244:.Q244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C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243" calcext:value-type="float">
            <text:p>243</text:p>
          </table:table-cell>
          <table:table-cell table:formula="of:=COM.MICROSOFT.CONCAT([.D245:.Q245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LD C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44" calcext:value-type="float">
            <text:p>244</text:p>
          </table:table-cell>
          <table:table-cell table:formula="of:=COM.MICROSOFT.CONCAT([.D246:.Q246])" office:value-type="string" office:string-value="0001000101000010000100000100" calcext:value-type="string">
            <text:p>0001000101000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LD E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45" calcext:value-type="float">
            <text:p>245</text:p>
          </table:table-cell>
          <table:table-cell table:formula="of:=COM.MICROSOFT.CONCAT([.D247:.Q247])" office:value-type="string" office:string-value="0001000101000110000100000100" calcext:value-type="string">
            <text:p>00010001010001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LD L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246" calcext:value-type="float">
            <text:p>246</text:p>
          </table:table-cell>
          <table:table-cell table:formula="of:=COM.MICROSOFT.CONCAT([.D248:.Q248])" office:value-type="string" office:string-value="0001000101001010000100000100" calcext:value-type="string">
            <text:p>0001000101001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F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LD A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14" office:value-type="float" office:value="247" calcext:value-type="float">
            <text:p>247</text:p>
          </table:table-cell>
          <table:table-cell table:formula="of:=COM.MICROSOFT.CONCAT([.D249:.Q249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AD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8" calcext:value-type="float">
            <text:p>248</text:p>
          </table:table-cell>
          <table:table-cell table:formula="of:=COM.MICROSOFT.CONCAT([.D250:.Q250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F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SB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9" calcext:value-type="float">
            <text:p>249</text:p>
          </table:table-cell>
          <table:table-cell table:formula="of:=COM.MICROSOFT.CONCAT([.D251:.Q251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XOR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250" calcext:value-type="float">
            <text:p>250</text:p>
          </table:table-cell>
          <table:table-cell table:formula="of:=COM.MICROSOFT.CONCAT([.D252:.Q252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CP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4" office:value-type="float" office:value="251" calcext:value-type="float">
            <text:p>251</text:p>
          </table:table-cell>
          <table:table-cell table:formula="of:=COM.MICROSOFT.CONCAT([.D253:.Q253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RST 0x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52" calcext:value-type="float">
            <text:p>252</text:p>
          </table:table-cell>
          <table:table-cell table:formula="of:=COM.MICROSOFT.CONCAT([.D254:.Q254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ST 0x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53" calcext:value-type="float">
            <text:p>253</text:p>
          </table:table-cell>
          <table:table-cell table:formula="of:=COM.MICROSOFT.CONCAT([.D255:.Q255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RST 0x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254" calcext:value-type="float">
            <text:p>254</text:p>
          </table:table-cell>
          <table:table-cell table:formula="of:=COM.MICROSOFT.CONCAT([.D256:.Q256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RST 0x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4" office:value-type="float" office:value="255" calcext:value-type="float">
            <text:p>255</text:p>
          </table:table-cell>
          <table:table-cell table:formula="of:=COM.MICROSOFT.CONCAT([.D257:.Q257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15" table:formula="of:=COUNTIF([.T2:.T257];&quot;Y&quot;) / 255" office:value-type="percentage" office:value="0.996078431372549" calcext:value-type="percentage">
            <text:p>99.61%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9"/>
          <table:table-cell table:formula="of:=COUNTIF([.Q2:.Q257];&quot;1&quot;)" office:value-type="float" office:value="112" calcext:value-type="float">
            <text:p>112</text:p>
          </table:table-cell>
          <table:table-cell table:number-columns-repeated="1004"/>
        </table:table-row>
        <table:table-row table:style-name="ro1" table:number-rows-repeated="10483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微软雅黑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number:number-style style:name="N10149P0" style:volatile="true" number:language="zh" number:country="CN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zh" number:country="CN">
      <loext:text> </loext:text>
      <loext:fill-character> </loext:fill-character>
      <number:text>- </number:text>
    </number:number-style>
    <number:text-style style:name="N10149" number:language="zh" number:country="CN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53P2" style:volatile="true" number:language="zh" number:country="CN">
      <loext:text> ￥</loext:text>
      <loext:fill-character> </loext:fill-character>
      <number:text>- </number:text>
    </number:number-style>
    <number:text-style style:name="N10153" number:language="zh" number:country="CN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zh" number:country="CN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zh" number:country="CN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zh" number:country="CN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CN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able-cell-properties style:rotation-align="none" style:vertical-align="middle"/>
      <style:text-properties fo:color="#000000" style:font-name="等线" fo:font-family="等线" style:font-family-generic="swiss" fo:font-size="11pt" style:font-name-asian="等线" style:font-family-asian="等线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 style:data-style-name="N2" text:time-value="19:37:54.516851183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ang Wenting</meta:initial-creator>
    <meta:creation-date>2018-11-10T15:13:54</meta:creation-date>
    <dc:date>2019-02-05T07:44:51.088804441</dc:date>
    <meta:generator>LibreOffice/6.0.7.3$Linux_X86_64 LibreOffice_project/00m0$Build-3</meta:generator>
    <meta:editing-duration>PT4H21M11S</meta:editing-duration>
    <meta:editing-cycles>18</meta:editing-cycles>
    <meta:document-statistic meta:table-count="2" meta:cell-count="1028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